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6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026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ustDataForLab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2">
          <table:table-cell table:style-name="ce4"/>
          <table:table-cell table:number-columns-repeated="4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5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office:value-type="float" office:value="4514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2" table:style-name="ce5"/>
          <table:table-cell office:value-type="string" table:style-name="ce5">
            <text:p>Derived m =</text:p>
          </table:table-cell>
          <table:table-cell office:value-type="float" office:value="0.56285331256255899" table:style-name="ce8">
            <text:p>0.5629</text:p>
          </table:table-cell>
          <table:table-cell office:value-type="float" office:value="0.55555555555555602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80.59273054707" table:style-name="ce6">
            <text:p>1880.59</text:p>
          </table:table-cell>
          <table:table-cell office:value-type="string" table:style-name="ce4">
            <text:p><text:s/>= SumY'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2" table:style-name="ce5"/>
          <table:table-cell office:value-type="string" table:style-name="ce5">
            <text:p>Derived b =</text:p>
          </table:table-cell>
          <table:table-cell office:value-type="float" office:value="-17.841273577306001" table:style-name="ce8">
            <text:p>-17.8413</text:p>
          </table:table-cell>
          <table:table-cell office:value-type="float" office:value="-17.7777777777778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4" table:style-name="ce5"/>
          <table:table-cell office:value-type="float" office:value="7.5" table:style-name="ce4">
            <text:p>7.5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88785.19493646402" table:style-name="ce6">
            <text:p>288785.19</text:p>
          </table:table-cell>
          <table:table-cell office:value-type="string" table:style-name="ce4">
            <text:p><text:s/>= SumX*Y'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table:number-columns-repeated="4" table:style-name="ce5"/>
          <table:table-cell table:number-columns-repeated="3" table:style-name="ce4"/>
          <table:table-cell table:style-name="ce6"/>
          <table:table-cell table:number-columns-repeated="16375" table:style-name="ce4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1"/>
          <table:table-cell table:style-name="ce3"/>
          <table:table-cell table:number-columns-repeated="16375" table:style-name="ce1"/>
        </table:table-row>
        <table:table-row table:style-name="ro1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^0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style-name="ce4">
            <draw:frame draw:z-index="1" draw:id="id0" draw:style-name="a0" draw:name="Chart 2" svg:x="0.87083in" svg:y="0in" svg:width="6.25417in" svg:height="4.6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^0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</text:p>
          </table:table-cell>
          <table:table-cell table:number-columns-repeated="16374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style-name="ce3">
            <text:p>0.00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-1.2200275459326799" table:style-name="ce3">
            <text:p>-1.22</text:p>
          </table:table-cell>
          <table:table-cell office:value-type="float" office:value="1024" table:style-name="ce2">
            <text:p>1024</text:p>
          </table:table-cell>
          <table:table-cell office:value-type="float" office:value="-39.0408814698458" table:style-name="ce3">
            <text:p>-39.04</text:p>
          </table:table-cell>
          <table:table-cell office:value-type="float" office:value="0.17003242469589" table:style-name="ce3">
            <text:p>0.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2.7777777777777799" table:style-name="ce3">
            <text:p>2.78</text:p>
          </table:table-cell>
          <table:table-cell office:value-type="float" office:value="-2.4802361824549699" table:style-name="ce3">
            <text:p>-2.48</text:p>
          </table:table-cell>
          <table:table-cell office:value-type="float" office:value="0.297541595322805" table:style-name="ce3">
            <text:p>0.30</text:p>
          </table:table-cell>
          <table:table-cell office:value-type="float" office:value="1369" table:style-name="ce2">
            <text:p>1369</text:p>
          </table:table-cell>
          <table:table-cell office:value-type="float" office:value="11.0090390269438" table:style-name="ce3">
            <text:p>11.01</text:p>
          </table:table-cell>
          <table:table-cell office:value-type="float" office:value="2.9842989875086801" table:style-name="ce3">
            <text:p>2.9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5.5555555555555598" table:style-name="ce3">
            <text:p>5.56</text:p>
          </table:table-cell>
          <table:table-cell office:value-type="float" office:value="-6.9306972110644001" table:style-name="ce3">
            <text:p>-6.93</text:p>
          </table:table-cell>
          <table:table-cell office:value-type="float" office:value="-1.37514165550884" table:style-name="ce3">
            <text:p>-1.38</text:p>
          </table:table-cell>
          <table:table-cell office:value-type="float" office:value="1764" table:style-name="ce2">
            <text:p>1764</text:p>
          </table:table-cell>
          <table:table-cell office:value-type="float" office:value="-57.7559495313713" table:style-name="ce3">
            <text:p>-57.76</text:p>
          </table:table-cell>
          <table:table-cell office:value-type="float" office:value="5.7985655503214799" table:style-name="ce3">
            <text:p>5.8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8.3333333333333304" table:style-name="ce3">
            <text:p>8.33</text:p>
          </table:table-cell>
          <table:table-cell office:value-type="float" office:value="6.6125965013634396" table:style-name="ce3">
            <text:p>6.61</text:p>
          </table:table-cell>
          <table:table-cell office:value-type="float" office:value="14.9459298346968" table:style-name="ce3">
            <text:p>14.95</text:p>
          </table:table-cell>
          <table:table-cell office:value-type="float" office:value="2209" table:style-name="ce2">
            <text:p>2209</text:p>
          </table:table-cell>
          <table:table-cell office:value-type="float" office:value="702.45870223074803" table:style-name="ce3">
            <text:p>702.46</text:p>
          </table:table-cell>
          <table:table-cell office:value-type="float" office:value="8.6128321131342709" table:style-name="ce3">
            <text:p>8.6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2" table:style-name="ce2">
            <text:p>52</text:p>
          </table:table-cell>
          <table:table-cell office:value-type="float" office:value="11.1111111111111" table:style-name="ce3">
            <text:p>11.11</text:p>
          </table:table-cell>
          <table:table-cell office:value-type="float" office:value="-2.5067449396010502" table:style-name="ce3">
            <text:p>-2.51</text:p>
          </table:table-cell>
          <table:table-cell office:value-type="float" office:value="8.6043661715100601" table:style-name="ce3">
            <text:p>8.60</text:p>
          </table:table-cell>
          <table:table-cell office:value-type="float" office:value="2704" table:style-name="ce2">
            <text:p>2704</text:p>
          </table:table-cell>
          <table:table-cell office:value-type="float" office:value="447.42704091852301" table:style-name="ce3">
            <text:p>447.43</text:p>
          </table:table-cell>
          <table:table-cell office:value-type="float" office:value="11.4270986759471" table:style-name="ce3">
            <text:p>11.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57" table:style-name="ce2">
            <text:p>57</text:p>
          </table:table-cell>
          <table:table-cell office:value-type="float" office:value="13.8888888888889" table:style-name="ce3">
            <text:p>13.89</text:p>
          </table:table-cell>
          <table:table-cell office:value-type="float" office:value="6.8154259398579597" table:style-name="ce3">
            <text:p>6.82</text:p>
          </table:table-cell>
          <table:table-cell office:value-type="float" office:value="20.704314828746799" table:style-name="ce3">
            <text:p>20.70</text:p>
          </table:table-cell>
          <table:table-cell office:value-type="float" office:value="3249" table:style-name="ce2">
            <text:p>3249</text:p>
          </table:table-cell>
          <table:table-cell office:value-type="float" office:value="1180.14594523857" table:style-name="ce3">
            <text:p>1180.15</text:p>
          </table:table-cell>
          <table:table-cell office:value-type="float" office:value="14.241365238759901" table:style-name="ce3">
            <text:p>14.2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62" table:style-name="ce2">
            <text:p>62</text:p>
          </table:table-cell>
          <table:table-cell office:value-type="float" office:value="16.6666666666667" table:style-name="ce3">
            <text:p>16.67</text:p>
          </table:table-cell>
          <table:table-cell office:value-type="float" office:value="-2.3266155039891601" table:style-name="ce3">
            <text:p>-2.33</text:p>
          </table:table-cell>
          <table:table-cell office:value-type="float" office:value="14.340051162677501" table:style-name="ce3">
            <text:p>14.34</text:p>
          </table:table-cell>
          <table:table-cell office:value-type="float" office:value="3844" table:style-name="ce2">
            <text:p>3844</text:p>
          </table:table-cell>
          <table:table-cell office:value-type="float" office:value="889.08317208600499" table:style-name="ce3">
            <text:p>889.08</text:p>
          </table:table-cell>
          <table:table-cell office:value-type="float" office:value="17.055631801572702" table:style-name="ce3">
            <text:p>17.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67" table:style-name="ce2">
            <text:p>67</text:p>
          </table:table-cell>
          <table:table-cell office:value-type="float" office:value="19.4444444444444" table:style-name="ce3">
            <text:p>19.44</text:p>
          </table:table-cell>
          <table:table-cell office:value-type="float" office:value="2.53598521929234" table:style-name="ce3">
            <text:p>2.54</text:p>
          </table:table-cell>
          <table:table-cell office:value-type="float" office:value="21.9804296637368" table:style-name="ce3">
            <text:p>21.98</text:p>
          </table:table-cell>
          <table:table-cell office:value-type="float" office:value="4489" table:style-name="ce2">
            <text:p>4489</text:p>
          </table:table-cell>
          <table:table-cell office:value-type="float" office:value="1472.68878747036" table:style-name="ce3">
            <text:p>1472.69</text:p>
          </table:table-cell>
          <table:table-cell office:value-type="float" office:value="19.869898364385499" table:style-name="ce3">
            <text:p>19.8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22.2222222222222" table:style-name="ce3">
            <text:p>22.22</text:p>
          </table:table-cell>
          <table:table-cell office:value-type="float" office:value="-5.2914720098487997" table:style-name="ce3">
            <text:p>-5.29</text:p>
          </table:table-cell>
          <table:table-cell office:value-type="float" office:value="16.9307502123734" table:style-name="ce3">
            <text:p>16.93</text:p>
          </table:table-cell>
          <table:table-cell office:value-type="float" office:value="5184" table:style-name="ce2">
            <text:p>5184</text:p>
          </table:table-cell>
          <table:table-cell office:value-type="float" office:value="1219.01401529089" table:style-name="ce3">
            <text:p>1219.01</text:p>
          </table:table-cell>
          <table:table-cell office:value-type="float" office:value="22.6841649271982" table:style-name="ce3">
            <text:p>22.6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77" table:style-name="ce2">
            <text:p>77</text:p>
          </table:table-cell>
          <table:table-cell office:value-type="float" office:value="25" table:style-name="ce3">
            <text:p>25.00</text:p>
          </table:table-cell>
          <table:table-cell office:value-type="float" office:value="-0.40468397783115501" table:style-name="ce3">
            <text:p>-0.40</text:p>
          </table:table-cell>
          <table:table-cell office:value-type="float" office:value="24.595316022168799" table:style-name="ce3">
            <text:p>24.60</text:p>
          </table:table-cell>
          <table:table-cell office:value-type="float" office:value="5929" table:style-name="ce2">
            <text:p>5929</text:p>
          </table:table-cell>
          <table:table-cell office:value-type="float" office:value="1893.8393337069999" table:style-name="ce3">
            <text:p>1893.84</text:p>
          </table:table-cell>
          <table:table-cell office:value-type="float" office:value="25.498431490011001" table:style-name="ce3">
            <text:p>25.5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82" table:style-name="ce2">
            <text:p>82</text:p>
          </table:table-cell>
          <table:table-cell office:value-type="float" office:value="27.7777777777778" table:style-name="ce3">
            <text:p>27.78</text:p>
          </table:table-cell>
          <table:table-cell office:value-type="float" office:value="1.55481559108011" table:style-name="ce3">
            <text:p>1.55</text:p>
          </table:table-cell>
          <table:table-cell office:value-type="float" office:value="29.3325933688579" table:style-name="ce3">
            <text:p>29.33</text:p>
          </table:table-cell>
          <table:table-cell office:value-type="float" office:value="6724" table:style-name="ce2">
            <text:p>6724</text:p>
          </table:table-cell>
          <table:table-cell office:value-type="float" office:value="2405.2726562463499" table:style-name="ce3">
            <text:p>2405.27</text:p>
          </table:table-cell>
          <table:table-cell office:value-type="float" office:value="28.312698052823801" table:style-name="ce3">
            <text:p>28.3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87" table:style-name="ce2">
            <text:p>87</text:p>
          </table:table-cell>
          <table:table-cell office:value-type="float" office:value="30.5555555555556" table:style-name="ce3">
            <text:p>30.56</text:p>
          </table:table-cell>
          <table:table-cell office:value-type="float" office:value="2.6925526920240399" table:style-name="ce3">
            <text:p>2.69</text:p>
          </table:table-cell>
          <table:table-cell office:value-type="float" office:value="33.248108247579601" table:style-name="ce3">
            <text:p>33.25</text:p>
          </table:table-cell>
          <table:table-cell office:value-type="float" office:value="7569" table:style-name="ce2">
            <text:p>7569</text:p>
          </table:table-cell>
          <table:table-cell office:value-type="float" office:value="2892.5854175394202" table:style-name="ce3">
            <text:p>2892.59</text:p>
          </table:table-cell>
          <table:table-cell office:value-type="float" office:value="31.126964615636599" table:style-name="ce3">
            <text:p>31.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92" table:style-name="ce2">
            <text:p>92</text:p>
          </table:table-cell>
          <table:table-cell office:value-type="float" office:value="33.3333333333333" table:style-name="ce3">
            <text:p>33.33</text:p>
          </table:table-cell>
          <table:table-cell office:value-type="float" office:value="-6.08360347570851" table:style-name="ce3">
            <text:p>-6.08</text:p>
          </table:table-cell>
          <table:table-cell office:value-type="float" office:value="27.2497298576248" table:style-name="ce3">
            <text:p>27.25</text:p>
          </table:table-cell>
          <table:table-cell office:value-type="float" office:value="8464" table:style-name="ce2">
            <text:p>8464</text:p>
          </table:table-cell>
          <table:table-cell office:value-type="float" office:value="2506.97514690148" table:style-name="ce3">
            <text:p>2506.98</text:p>
          </table:table-cell>
          <table:table-cell office:value-type="float" office:value="33.941231178449399" table:style-name="ce3">
            <text:p>33.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97" table:style-name="ce2">
            <text:p>97</text:p>
          </table:table-cell>
          <table:table-cell office:value-type="float" office:value="36.1111111111111" table:style-name="ce3">
            <text:p>36.11</text:p>
          </table:table-cell>
          <table:table-cell office:value-type="float" office:value="3.3730357722379298" table:style-name="ce3">
            <text:p>3.37</text:p>
          </table:table-cell>
          <table:table-cell office:value-type="float" office:value="39.484146883348998" table:style-name="ce3">
            <text:p>39.48</text:p>
          </table:table-cell>
          <table:table-cell office:value-type="float" office:value="9409" table:style-name="ce2">
            <text:p>9409</text:p>
          </table:table-cell>
          <table:table-cell office:value-type="float" office:value="3829.9622476848599" table:style-name="ce3">
            <text:p>3829.96</text:p>
          </table:table-cell>
          <table:table-cell office:value-type="float" office:value="36.755497741262197" table:style-name="ce3">
            <text:p>36.7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02" table:style-name="ce2">
            <text:p>102</text:p>
          </table:table-cell>
          <table:table-cell office:value-type="float" office:value="38.8888888888889" table:style-name="ce3">
            <text:p>38.89</text:p>
          </table:table-cell>
          <table:table-cell office:value-type="float" office:value="5.1766756188590097" table:style-name="ce3">
            <text:p>5.18</text:p>
          </table:table-cell>
          <table:table-cell office:value-type="float" office:value="44.065564507747901" table:style-name="ce3">
            <text:p>44.07</text:p>
          </table:table-cell>
          <table:table-cell office:value-type="float" office:value="10404" table:style-name="ce2">
            <text:p>10404</text:p>
          </table:table-cell>
          <table:table-cell office:value-type="float" office:value="4494.6875797902903" table:style-name="ce3">
            <text:p>4494.69</text:p>
          </table:table-cell>
          <table:table-cell office:value-type="float" office:value="39.569764304075001" table:style-name="ce3">
            <text:p>39.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107" table:style-name="ce2">
            <text:p>107</text:p>
          </table:table-cell>
          <table:table-cell office:value-type="float" office:value="41.6666666666667" table:style-name="ce3">
            <text:p>41.67</text:p>
          </table:table-cell>
          <table:table-cell office:value-type="float" office:value="-4.1741317603737098" table:style-name="ce3">
            <text:p>-4.17</text:p>
          </table:table-cell>
          <table:table-cell office:value-type="float" office:value="37.492534906293002" table:style-name="ce3">
            <text:p>37.49</text:p>
          </table:table-cell>
          <table:table-cell office:value-type="float" office:value="11449" table:style-name="ce2">
            <text:p>11449</text:p>
          </table:table-cell>
          <table:table-cell office:value-type="float" office:value="4011.70123497335" table:style-name="ce3">
            <text:p>4011.70</text:p>
          </table:table-cell>
          <table:table-cell office:value-type="float" office:value="42.384030866887798" table:style-name="ce3">
            <text:p>42.3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112" table:style-name="ce2">
            <text:p>112</text:p>
          </table:table-cell>
          <table:table-cell office:value-type="float" office:value="44.4444444444444" table:style-name="ce3">
            <text:p>44.44</text:p>
          </table:table-cell>
          <table:table-cell office:value-type="float" office:value="2.6815342786721899" table:style-name="ce3">
            <text:p>2.68</text:p>
          </table:table-cell>
          <table:table-cell office:value-type="float" office:value="47.125978723116603" table:style-name="ce3">
            <text:p>47.13</text:p>
          </table:table-cell>
          <table:table-cell office:value-type="float" office:value="12544" table:style-name="ce2">
            <text:p>12544</text:p>
          </table:table-cell>
          <table:table-cell office:value-type="float" office:value="5278.1096169890598" table:style-name="ce3">
            <text:p>5278.11</text:p>
          </table:table-cell>
          <table:table-cell office:value-type="float" office:value="45.198297429700602" table:style-name="ce3">
            <text:p>45.2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117" table:style-name="ce2">
            <text:p>117</text:p>
          </table:table-cell>
          <table:table-cell office:value-type="float" office:value="47.2222222222222" table:style-name="ce3">
            <text:p>47.22</text:p>
          </table:table-cell>
          <table:table-cell office:value-type="float" office:value="4.6848892746493203" table:style-name="ce3">
            <text:p>4.68</text:p>
          </table:table-cell>
          <table:table-cell office:value-type="float" office:value="51.907111496871501" table:style-name="ce3">
            <text:p>51.91</text:p>
          </table:table-cell>
          <table:table-cell office:value-type="float" office:value="13689" table:style-name="ce2">
            <text:p>13689</text:p>
          </table:table-cell>
          <table:table-cell office:value-type="float" office:value="6073.1320451339698" table:style-name="ce3">
            <text:p>6073.13</text:p>
          </table:table-cell>
          <table:table-cell office:value-type="float" office:value="48.0125639925134" table:style-name="ce3">
            <text:p>48.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122" table:style-name="ce2">
            <text:p>122</text:p>
          </table:table-cell>
          <table:table-cell office:value-type="float" office:value="50" table:style-name="ce3">
            <text:p>50.00</text:p>
          </table:table-cell>
          <table:table-cell office:value-type="float" office:value="3.0483503057621402" table:style-name="ce3">
            <text:p>3.05</text:p>
          </table:table-cell>
          <table:table-cell office:value-type="float" office:value="53.048350305762199" table:style-name="ce3">
            <text:p>53.05</text:p>
          </table:table-cell>
          <table:table-cell office:value-type="float" office:value="14884" table:style-name="ce2">
            <text:p>14884</text:p>
          </table:table-cell>
          <table:table-cell office:value-type="float" office:value="6471.8987373029804" table:style-name="ce3">
            <text:p>6471.90</text:p>
          </table:table-cell>
          <table:table-cell office:value-type="float" office:value="50.826830555326197" table:style-name="ce3">
            <text:p>50.8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27" table:style-name="ce2">
            <text:p>127</text:p>
          </table:table-cell>
          <table:table-cell office:value-type="float" office:value="52.7777777777778" table:style-name="ce3">
            <text:p>52.78</text:p>
          </table:table-cell>
          <table:table-cell office:value-type="float" office:value="2.0597814128268501" table:style-name="ce3">
            <text:p>2.06</text:p>
          </table:table-cell>
          <table:table-cell office:value-type="float" office:value="54.837559190604601" table:style-name="ce3">
            <text:p>54.84</text:p>
          </table:table-cell>
          <table:table-cell office:value-type="float" office:value="16129" table:style-name="ce2">
            <text:p>16129</text:p>
          </table:table-cell>
          <table:table-cell office:value-type="float" office:value="6964.3700172067902" table:style-name="ce3">
            <text:p>6964.37</text:p>
          </table:table-cell>
          <table:table-cell office:value-type="float" office:value="53.641097118139001" table:style-name="ce3">
            <text:p>53.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132" table:style-name="ce2">
            <text:p>132</text:p>
          </table:table-cell>
          <table:table-cell office:value-type="float" office:value="55.5555555555556" table:style-name="ce3">
            <text:p>55.56</text:p>
          </table:table-cell>
          <table:table-cell office:value-type="float" office:value="5.9768499608617303" table:style-name="ce3">
            <text:p>5.98</text:p>
          </table:table-cell>
          <table:table-cell office:value-type="float" office:value="61.532405516417299" table:style-name="ce3">
            <text:p>61.53</text:p>
          </table:table-cell>
          <table:table-cell office:value-type="float" office:value="17424" table:style-name="ce2">
            <text:p>17424</text:p>
          </table:table-cell>
          <table:table-cell office:value-type="float" office:value="8122.2775281670802" table:style-name="ce3">
            <text:p>8122.28</text:p>
          </table:table-cell>
          <table:table-cell office:value-type="float" office:value="56.455363680951798" table:style-name="ce3">
            <text:p>56.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137" table:style-name="ce2">
            <text:p>137</text:p>
          </table:table-cell>
          <table:table-cell office:value-type="float" office:value="58.3333333333333" table:style-name="ce3">
            <text:p>58.33</text:p>
          </table:table-cell>
          <table:table-cell office:value-type="float" office:value="6.6747540340293199" table:style-name="ce3">
            <text:p>6.67</text:p>
          </table:table-cell>
          <table:table-cell office:value-type="float" office:value="65.008087367362705" table:style-name="ce3">
            <text:p>65.01</text:p>
          </table:table-cell>
          <table:table-cell office:value-type="float" office:value="18769" table:style-name="ce2">
            <text:p>18769</text:p>
          </table:table-cell>
          <table:table-cell office:value-type="float" office:value="8906.1079693286902" table:style-name="ce3">
            <text:p>8906.11</text:p>
          </table:table-cell>
          <table:table-cell office:value-type="float" office:value="59.269630243764603" table:style-name="ce3">
            <text:p>59.2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42" table:style-name="ce2">
            <text:p>142</text:p>
          </table:table-cell>
          <table:table-cell office:value-type="float" office:value="61.1111111111111" table:style-name="ce3">
            <text:p>61.11</text:p>
          </table:table-cell>
          <table:table-cell office:value-type="float" office:value="0.954837491735816" table:style-name="ce3">
            <text:p>0.95</text:p>
          </table:table-cell>
          <table:table-cell office:value-type="float" office:value="62.065948602846902" table:style-name="ce3">
            <text:p>62.07</text:p>
          </table:table-cell>
          <table:table-cell office:value-type="float" office:value="20164" table:style-name="ce2">
            <text:p>20164</text:p>
          </table:table-cell>
          <table:table-cell office:value-type="float" office:value="8813.3647016042596" table:style-name="ce3">
            <text:p>8813.36</text:p>
          </table:table-cell>
          <table:table-cell office:value-type="float" office:value="62.0838968065774" table:style-name="ce3">
            <text:p>62.0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47" table:style-name="ce2">
            <text:p>147</text:p>
          </table:table-cell>
          <table:table-cell office:value-type="float" office:value="63.8888888888889" table:style-name="ce3">
            <text:p>63.89</text:p>
          </table:table-cell>
          <table:table-cell office:value-type="float" office:value="0.25760192424058898" table:style-name="ce3">
            <text:p>0.26</text:p>
          </table:table-cell>
          <table:table-cell office:value-type="float" office:value="64.146490813129503" table:style-name="ce3">
            <text:p>64.15</text:p>
          </table:table-cell>
          <table:table-cell office:value-type="float" office:value="21609" table:style-name="ce2">
            <text:p>21609</text:p>
          </table:table-cell>
          <table:table-cell office:value-type="float" office:value="9429.5341495300308" table:style-name="ce3">
            <text:p>9429.53</text:p>
          </table:table-cell>
          <table:table-cell office:value-type="float" office:value="64.898163369390204" table:style-name="ce3">
            <text:p>64.9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152" table:style-name="ce2">
            <text:p>152</text:p>
          </table:table-cell>
          <table:table-cell office:value-type="float" office:value="66.6666666666667" table:style-name="ce3">
            <text:p>66.67</text:p>
          </table:table-cell>
          <table:table-cell office:value-type="float" office:value="4.3417086219415104" table:style-name="ce3">
            <text:p>4.34</text:p>
          </table:table-cell>
          <table:table-cell office:value-type="float" office:value="71.008375288608207" table:style-name="ce3">
            <text:p>71.01</text:p>
          </table:table-cell>
          <table:table-cell office:value-type="float" office:value="23104" table:style-name="ce2">
            <text:p>23104</text:p>
          </table:table-cell>
          <table:table-cell office:value-type="float" office:value="10793.273043868399" table:style-name="ce3">
            <text:p>10793.27</text:p>
          </table:table-cell>
          <table:table-cell office:value-type="float" office:value="67.712429932202994" table:style-name="ce3">
            <text:p>67.7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157" table:style-name="ce2">
            <text:p>157</text:p>
          </table:table-cell>
          <table:table-cell office:value-type="float" office:value="69.4444444444445" table:style-name="ce3">
            <text:p>69.44</text:p>
          </table:table-cell>
          <table:table-cell office:value-type="float" office:value="4.19725541956723" table:style-name="ce3">
            <text:p>4.20</text:p>
          </table:table-cell>
          <table:table-cell office:value-type="float" office:value="73.641699864011699" table:style-name="ce3">
            <text:p>73.64</text:p>
          </table:table-cell>
          <table:table-cell office:value-type="float" office:value="24649" table:style-name="ce2">
            <text:p>24649</text:p>
          </table:table-cell>
          <table:table-cell office:value-type="float" office:value="11561.746878649799" table:style-name="ce3">
            <text:p>11561.75</text:p>
          </table:table-cell>
          <table:table-cell office:value-type="float" office:value="70.526696495015699" table:style-name="ce3">
            <text:p>70.5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162" table:style-name="ce2">
            <text:p>162</text:p>
          </table:table-cell>
          <table:table-cell office:value-type="float" office:value="72.2222222222222" table:style-name="ce3">
            <text:p>72.22</text:p>
          </table:table-cell>
          <table:table-cell office:value-type="float" office:value="-0.39480763021856502" table:style-name="ce3">
            <text:p>-0.39</text:p>
          </table:table-cell>
          <table:table-cell office:value-type="float" office:value="71.827414592003706" table:style-name="ce3">
            <text:p>71.83</text:p>
          </table:table-cell>
          <table:table-cell office:value-type="float" office:value="26244" table:style-name="ce2">
            <text:p>26244</text:p>
          </table:table-cell>
          <table:table-cell office:value-type="float" office:value="11636.0411639046" table:style-name="ce3">
            <text:p>11636.04</text:p>
          </table:table-cell>
          <table:table-cell office:value-type="float" office:value="73.340963057828503" table:style-name="ce3">
            <text:p>73.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167" table:style-name="ce2">
            <text:p>167</text:p>
          </table:table-cell>
          <table:table-cell office:value-type="float" office:value="75" table:style-name="ce3">
            <text:p>75.00</text:p>
          </table:table-cell>
          <table:table-cell office:value-type="float" office:value="-7.4446686822921002" table:style-name="ce3">
            <text:p>-7.44</text:p>
          </table:table-cell>
          <table:table-cell office:value-type="float" office:value="67.555331317707896" table:style-name="ce3">
            <text:p>67.56</text:p>
          </table:table-cell>
          <table:table-cell office:value-type="float" office:value="27889" table:style-name="ce2">
            <text:p>27889</text:p>
          </table:table-cell>
          <table:table-cell office:value-type="float" office:value="11281.7403300572" table:style-name="ce3">
            <text:p>11281.74</text:p>
          </table:table-cell>
          <table:table-cell office:value-type="float" office:value="76.155229620641293" table:style-name="ce3">
            <text:p>76.1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172" table:style-name="ce2">
            <text:p>172</text:p>
          </table:table-cell>
          <table:table-cell office:value-type="float" office:value="77.7777777777778" table:style-name="ce3">
            <text:p>77.78</text:p>
          </table:table-cell>
          <table:table-cell office:value-type="float" office:value="2.74431859259494" table:style-name="ce3">
            <text:p>2.74</text:p>
          </table:table-cell>
          <table:table-cell office:value-type="float" office:value="80.522096370372694" table:style-name="ce3">
            <text:p>80.52</text:p>
          </table:table-cell>
          <table:table-cell office:value-type="float" office:value="29584" table:style-name="ce2">
            <text:p>29584</text:p>
          </table:table-cell>
          <table:table-cell office:value-type="float" office:value="13849.800575704099" table:style-name="ce3">
            <text:p>13849.80</text:p>
          </table:table-cell>
          <table:table-cell office:value-type="float" office:value="78.969496183454098" table:style-name="ce3">
            <text:p>78.9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177" table:style-name="ce2">
            <text:p>177</text:p>
          </table:table-cell>
          <table:table-cell office:value-type="float" office:value="80.5555555555556" table:style-name="ce3">
            <text:p>80.56</text:p>
          </table:table-cell>
          <table:table-cell office:value-type="float" office:value="4.0238424239214501" table:style-name="ce3">
            <text:p>4.02</text:p>
          </table:table-cell>
          <table:table-cell office:value-type="float" office:value="84.579397979476994" table:style-name="ce3">
            <text:p>84.58</text:p>
          </table:table-cell>
          <table:table-cell office:value-type="float" office:value="31329" table:style-name="ce2">
            <text:p>31329</text:p>
          </table:table-cell>
          <table:table-cell office:value-type="float" office:value="14970.5534423674" table:style-name="ce3">
            <text:p>14970.55</text:p>
          </table:table-cell>
          <table:table-cell office:value-type="float" office:value="81.783762746266902" table:style-name="ce3">
            <text:p>81.7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82" table:style-name="ce2">
            <text:p>182</text:p>
          </table:table-cell>
          <table:table-cell office:value-type="float" office:value="83.3333333333333" table:style-name="ce3">
            <text:p>83.33</text:p>
          </table:table-cell>
          <table:table-cell office:value-type="float" office:value="-3.92259772284888" table:style-name="ce3">
            <text:p>-3.92</text:p>
          </table:table-cell>
          <table:table-cell office:value-type="float" office:value="79.410735610484494" table:style-name="ce3">
            <text:p>79.41</text:p>
          </table:table-cell>
          <table:table-cell office:value-type="float" office:value="33124" table:style-name="ce2">
            <text:p>33124</text:p>
          </table:table-cell>
          <table:table-cell office:value-type="float" office:value="14452.753881108199" table:style-name="ce3">
            <text:p>14452.75</text:p>
          </table:table-cell>
          <table:table-cell office:value-type="float" office:value="84.598029309079706" table:style-name="ce3">
            <text:p>84.6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187" table:style-name="ce2">
            <text:p>187</text:p>
          </table:table-cell>
          <table:table-cell office:value-type="float" office:value="86.1111111111111" table:style-name="ce3">
            <text:p>86.11</text:p>
          </table:table-cell>
          <table:table-cell office:value-type="float" office:value="-1.96993286604993" table:style-name="ce3">
            <text:p>-1.97</text:p>
          </table:table-cell>
          <table:table-cell office:value-type="float" office:value="84.141178245061198" table:style-name="ce3">
            <text:p>84.14</text:p>
          </table:table-cell>
          <table:table-cell office:value-type="float" office:value="34969" table:style-name="ce2">
            <text:p>34969</text:p>
          </table:table-cell>
          <table:table-cell office:value-type="float" office:value="15734.4003318264" table:style-name="ce3">
            <text:p>15734.40</text:p>
          </table:table-cell>
          <table:table-cell office:value-type="float" office:value="87.412295871892496" table:style-name="ce3">
            <text:p>87.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92" table:style-name="ce2">
            <text:p>192</text:p>
          </table:table-cell>
          <table:table-cell office:value-type="float" office:value="88.8888888888889" table:style-name="ce3">
            <text:p>88.89</text:p>
          </table:table-cell>
          <table:table-cell office:value-type="float" office:value="3.3225348545238398" table:style-name="ce3">
            <text:p>3.32</text:p>
          </table:table-cell>
          <table:table-cell office:value-type="float" office:value="92.211423743412695" table:style-name="ce3">
            <text:p>92.21</text:p>
          </table:table-cell>
          <table:table-cell office:value-type="float" office:value="36864" table:style-name="ce2">
            <text:p>36864</text:p>
          </table:table-cell>
          <table:table-cell office:value-type="float" office:value="17704.593358735201" table:style-name="ce3">
            <text:p>17704.59</text:p>
          </table:table-cell>
          <table:table-cell office:value-type="float" office:value="90.226562434705301" table:style-name="ce3">
            <text:p>90.2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97" table:style-name="ce2">
            <text:p>197</text:p>
          </table:table-cell>
          <table:table-cell office:value-type="float" office:value="91.6666666666667" table:style-name="ce3">
            <text:p>91.67</text:p>
          </table:table-cell>
          <table:table-cell office:value-type="float" office:value="2.4213564977981101" table:style-name="ce3">
            <text:p>2.42</text:p>
          </table:table-cell>
          <table:table-cell office:value-type="float" office:value="94.088023164464801" table:style-name="ce3">
            <text:p>94.09</text:p>
          </table:table-cell>
          <table:table-cell office:value-type="float" office:value="38809" table:style-name="ce2">
            <text:p>38809</text:p>
          </table:table-cell>
          <table:table-cell office:value-type="float" office:value="18535.340563399601" table:style-name="ce3">
            <text:p>18535.34</text:p>
          </table:table-cell>
          <table:table-cell office:value-type="float" office:value="93.040828997518105" table:style-name="ce3">
            <text:p>93.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202" table:style-name="ce2">
            <text:p>202</text:p>
          </table:table-cell>
          <table:table-cell office:value-type="float" office:value="94.4444444444445" table:style-name="ce3">
            <text:p>94.44</text:p>
          </table:table-cell>
          <table:table-cell office:value-type="float" office:value="-4.5882987859658897" table:style-name="ce3">
            <text:p>-4.59</text:p>
          </table:table-cell>
          <table:table-cell office:value-type="float" office:value="89.856145658478596" table:style-name="ce3">
            <text:p>89.86</text:p>
          </table:table-cell>
          <table:table-cell office:value-type="float" office:value="40804" table:style-name="ce2">
            <text:p>40804</text:p>
          </table:table-cell>
          <table:table-cell office:value-type="float" office:value="18150.9414230127" table:style-name="ce3">
            <text:p>18150.94</text:p>
          </table:table-cell>
          <table:table-cell office:value-type="float" office:value="95.855095560330895" table:style-name="ce3">
            <text:p>95.8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207" table:style-name="ce2">
            <text:p>207</text:p>
          </table:table-cell>
          <table:table-cell office:value-type="float" office:value="97.2222222222222" table:style-name="ce3">
            <text:p>97.22</text:p>
          </table:table-cell>
          <table:table-cell office:value-type="float" office:value="3.2228298357222198" table:style-name="ce3">
            <text:p>3.22</text:p>
          </table:table-cell>
          <table:table-cell office:value-type="float" office:value="100.445052057944" table:style-name="ce3">
            <text:p>100.45</text:p>
          </table:table-cell>
          <table:table-cell office:value-type="float" office:value="42849" table:style-name="ce2">
            <text:p>42849</text:p>
          </table:table-cell>
          <table:table-cell office:value-type="float" office:value="20792.1257759945" table:style-name="ce3">
            <text:p>20792.13</text:p>
          </table:table-cell>
          <table:table-cell office:value-type="float" office:value="98.669362123143699" table:style-name="ce3">
            <text:p>98.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212" table:style-name="ce2">
            <text:p>212</text:p>
          </table:table-cell>
          <table:table-cell office:value-type="float" office:value="100" table:style-name="ce3">
            <text:p>100.00</text:p>
          </table:table-cell>
          <table:table-cell office:value-type="float" office:value="0.95771657768636898" table:style-name="ce3">
            <text:p>0.96</text:p>
          </table:table-cell>
          <table:table-cell office:value-type="float" office:value="100.957716577686" table:style-name="ce3">
            <text:p>100.96</text:p>
          </table:table-cell>
          <table:table-cell office:value-type="float" office:value="44944" table:style-name="ce2">
            <text:p>44944</text:p>
          </table:table-cell>
          <table:table-cell office:value-type="float" office:value="21403.035914469499" table:style-name="ce3">
            <text:p>21403.04</text:p>
          </table:table-cell>
          <table:table-cell office:value-type="float" office:value="101.48362868595601" table:style-name="ce3">
            <text:p>101.48</text:p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  <table:table table:name="LinearCurveFit_YouCanChange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8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number-rows-repeated="2" table:style-name="ro1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3" table:style-name="ce5"/>
          <table:table-cell office:value-type="string" table:style-name="ce7">
            <text:p>Least Squares Curve Fit for a Line</text:p>
          </table:table-cell>
          <table:table-cell table:number-columns-repeated="2" table:style-name="ce4"/>
          <table:table-cell table:style-name="ce6"/>
          <table:table-cell table:number-columns-repeated="16376" table:style-name="ce4"/>
        </table:table-row>
        <table:table-row table:style-name="ro1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1">
          <table:table-cell table:style-name="ce4"/>
          <table:table-cell table:number-columns-repeated="3" table:style-name="ce5"/>
          <table:table-cell table:number-columns-repeated="3" table:style-name="ce4"/>
          <table:table-cell office:value-type="float" office:value="4514" table:formula="of:=SUM([.C14:.C50])" table:style-name="ce6">
            <text:p>4514.00</text:p>
          </table:table-cell>
          <table:table-cell office:value-type="string" table:style-name="ce4">
            <text:p><text:s/>= SumX</text:p>
          </table:table-cell>
          <table:table-cell table:number-columns-repeated="16375" table:style-name="ce4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Derived m =</text:p>
          </table:table-cell>
          <table:table-cell office:value-type="float" office:value="0.57280661966111313" table:formula="of:=([.H5]*[.H6]-[.B50]*[.H8])/([.H5]*[.H5]-[.B50]*[.H7])" table:style-name="ce8">
            <text:p>0.5728</text:p>
          </table:table-cell>
          <table:table-cell office:value-type="float" office:value="0.55555555555555558" table:formula="of:=5/9" table:style-name="ce9">
            <text:p>0.5556</text:p>
          </table:table-cell>
          <table:table-cell office:value-type="string" table:style-name="ce4">
            <text:p><text:s/>= m</text:p>
          </table:table-cell>
          <table:table-cell table:style-name="ce4"/>
          <table:table-cell office:value-type="float" office:value="1895.6232314036833" table:formula="of:=SUM([.F14:.F50])" table:style-name="ce6">
            <text:p>1895.62</text:p>
          </table:table-cell>
          <table:table-cell office:value-type="string" table:style-name="ce4">
            <text:p><text:s/>= SumY'</text:p>
          </table:table-cell>
          <table:table-cell table:number-columns-repeated="16375" table:style-name="ce4"/>
        </table:table-row>
        <table:table-row table:style-name="ro1">
          <table:table-cell table:style-name="ce4"/>
          <table:table-cell table:style-name="ce5"/>
          <table:table-cell office:value-type="string" table:style-name="ce5">
            <text:p>Derived b =</text:p>
          </table:table-cell>
          <table:table-cell office:value-type="float" office:value="-18.649347290448137" table:formula="of:=([.H6]-[.D6]*[.H5])/[.B50]" table:style-name="ce8">
            <text:p>-18.6493</text:p>
          </table:table-cell>
          <table:table-cell office:value-type="float" office:value="-17.777777777777779" table:formula="of:=-32*5/9" table:style-name="ce9">
            <text:p>-17.7778</text:p>
          </table:table-cell>
          <table:table-cell office:value-type="string" table:style-name="ce4">
            <text:p><text:s/>= b</text:p>
          </table:table-cell>
          <table:table-cell table:style-name="ce4"/>
          <table:table-cell office:value-type="float" office:value="656158" table:formula="of:=SUM([.G14:.G50])" table:style-name="ce6">
            <text:p>656158.00</text:p>
          </table:table-cell>
          <table:table-cell office:value-type="string" table:style-name="ce4">
            <text:p><text:s/>= SumX*X</text:p>
          </table:table-cell>
          <table:table-cell table:number-columns-repeated="16375" table:style-name="ce4"/>
        </table:table-row>
        <table:table-row table:style-name="ro1">
          <table:table-cell table:style-name="ce4"/>
          <table:table-cell table:number-columns-repeated="3" table:style-name="ce5"/>
          <table:table-cell office:value-type="float" office:value="10" table:style-name="ce4">
            <text:p>10</text:p>
          </table:table-cell>
          <table:table-cell office:value-type="string" table:style-name="ce4">
            <text:p><text:s/>= Error Magnitude</text:p>
          </table:table-cell>
          <table:table-cell table:style-name="ce4"/>
          <table:table-cell office:value-type="float" office:value="291668.4922745137" table:formula="of:=SUM([.H14:.H50])" table:style-name="ce6">
            <text:p>291668.49</text:p>
          </table:table-cell>
          <table:table-cell office:value-type="string" table:style-name="ce4">
            <text:p><text:s/>= SumX*Y</text:p>
          </table:table-cell>
          <table:table-cell table:number-columns-repeated="16375" table:style-name="ce4"/>
        </table:table-row>
        <table:table-row table:number-rows-repeated="3" table:style-name="ro1">
          <table:table-cell table:style-name="ce4"/>
          <table:table-cell table:number-columns-repeated="3" table:style-name="ce5"/>
          <table:table-cell table:number-columns-repeated="3" table:style-name="ce4"/>
          <table:table-cell table:style-name="ce6"/>
          <table:table-cell table:number-columns-repeated="16376" table:style-name="ce4"/>
        </table:table-row>
        <table:table-row table:style-name="ro1">
          <table:table-cell table:style-name="ce4"/>
          <table:table-cell office:value-type="string" table:style-name="ce5">
            <text:p>Count</text:p>
          </table:table-cell>
          <table:table-cell office:value-type="string" table:style-name="ce5">
            <text:p>Deg F</text:p>
          </table:table-cell>
          <table:table-cell office:value-type="string" table:style-name="ce5">
            <text:p>Deg 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Measurement</text:p>
          </table:table-cell>
          <table:table-cell office:value-type="string" table:style-name="ce5">
            <text:p>For Summing</text:p>
          </table:table-cell>
          <table:table-cell office:value-type="string" table:style-name="ce6">
            <text:p>For Summing</text:p>
          </table:table-cell>
          <table:table-cell office:value-type="string" table:style-name="ce6">
            <text:p>Calculated</text:p>
          </table:table-cell>
          <table:table-cell table:number-columns-repeated="16375" table:style-name="ce4"/>
        </table:table-row>
        <table:table-row table:style-name="ro1">
          <table:table-cell table:style-name="ce4"/>
          <table:table-cell office:value-type="string" table:style-name="ce5">
            <text:p>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Y → Linear</text:p>
          </table:table-cell>
          <table:table-cell office:value-type="string" table:style-name="ce6">
            <text:p>e</text:p>
          </table:table-cell>
          <table:table-cell office:value-type="string" table:style-name="ce6">
            <text:p>Y' –&gt; Noise</text:p>
          </table:table-cell>
          <table:table-cell office:value-type="string" table:style-name="ce5">
            <text:p>X*X</text:p>
          </table:table-cell>
          <table:table-cell office:value-type="string" table:style-name="ce6">
            <text:p>X*Y'</text:p>
          </table:table-cell>
          <table:table-cell office:value-type="string" table:style-name="ce6">
            <text:p>Y → From Data</text:p>
          </table:table-cell>
          <table:table-cell table:number-columns-repeated="16375" table:style-name="ce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0" table:formula="of:=[.$E$6]*[.C14]+[.$E$7]" table:style-name="ce3">
            <text:p>0.00</text:p>
          </table:table-cell>
          <table:table-cell office:value-type="float" office:value="-6.5392570536543904" table:formula="of:=RAND()*2*[.$E$8]-[.$E$8]" table:style-name="ce3">
            <text:p>-6.54</text:p>
          </table:table-cell>
          <table:table-cell office:value-type="float" office:value="-6.5392570536543904" table:formula="of:=[.$E$6]*[.C14]+[.$E$7]+[.E14]" table:style-name="ce3">
            <text:p>-6.54</text:p>
          </table:table-cell>
          <table:table-cell office:value-type="float" office:value="1024" table:formula="of:=[.C14]*[.C14]" table:style-name="ce2">
            <text:p>1024</text:p>
          </table:table-cell>
          <table:table-cell office:value-type="float" office:value="-209.25622571694049" table:formula="of:=[.C14]*[.F14]" table:style-name="ce3">
            <text:p>-209.26</text:p>
          </table:table-cell>
          <table:table-cell office:value-type="float" office:value="-0.3195354612925172" table:formula="of:=[.$D$6]*[.C14]+[.$D$7]" table:style-name="ce3">
            <text:p>-0.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2">
            <text:p>2</text:p>
          </table:table-cell>
          <table:table-cell office:value-type="float" office:value="37" table:formula="of:=[.C14]+5" table:style-name="ce2">
            <text:p>37</text:p>
          </table:table-cell>
          <table:table-cell office:value-type="float" office:value="2.7777777777777786" table:formula="of:=[.$E$6]*[.C15]+[.$E$7]" table:style-name="ce3">
            <text:p>2.78</text:p>
          </table:table-cell>
          <table:table-cell office:value-type="float" office:value="-7.7030316530832028" table:formula="of:=RAND()*2*[.$E$8]-[.$E$8]" table:style-name="ce3">
            <text:p>-7.70</text:p>
          </table:table-cell>
          <table:table-cell office:value-type="float" office:value="-4.9252538753054242" table:formula="of:=[.$E$6]*[.C15]+[.$E$7]+[.E15]" table:style-name="ce3">
            <text:p>-4.93</text:p>
          </table:table-cell>
          <table:table-cell office:value-type="float" office:value="1369" table:formula="of:=[.C15]*[.C15]" table:style-name="ce2">
            <text:p>1369</text:p>
          </table:table-cell>
          <table:table-cell office:value-type="float" office:value="-182.2343933863007" table:formula="of:=[.C15]*[.F15]" table:style-name="ce3">
            <text:p>-182.23</text:p>
          </table:table-cell>
          <table:table-cell office:value-type="float" office:value="2.5444976370130483" table:formula="of:=[.$D$6]*[.C15]+[.$D$7]" table:style-name="ce3">
            <text:p>2.5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2">
            <text:p>3</text:p>
          </table:table-cell>
          <table:table-cell office:value-type="float" office:value="42" table:formula="of:=[.C15]+5" table:style-name="ce2">
            <text:p>42</text:p>
          </table:table-cell>
          <table:table-cell office:value-type="float" office:value="5.5555555555555571" table:formula="of:=[.$E$6]*[.C16]+[.$E$7]" table:style-name="ce3">
            <text:p>5.56</text:p>
          </table:table-cell>
          <table:table-cell office:value-type="float" office:value="5.9880039742872349" table:formula="of:=RAND()*2*[.$E$8]-[.$E$8]" table:style-name="ce3">
            <text:p>5.99</text:p>
          </table:table-cell>
          <table:table-cell office:value-type="float" office:value="11.543559529842792" table:formula="of:=[.$E$6]*[.C16]+[.$E$7]+[.E16]" table:style-name="ce3">
            <text:p>11.54</text:p>
          </table:table-cell>
          <table:table-cell office:value-type="float" office:value="1764" table:formula="of:=[.C16]*[.C16]" table:style-name="ce2">
            <text:p>1764</text:p>
          </table:table-cell>
          <table:table-cell office:value-type="float" office:value="484.82950025339727" table:formula="of:=[.C16]*[.F16]" table:style-name="ce3">
            <text:p>484.83</text:p>
          </table:table-cell>
          <table:table-cell office:value-type="float" office:value="5.4085307353186138" table:formula="of:=[.$D$6]*[.C16]+[.$D$7]" table:style-name="ce3">
            <text:p>5.4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2">
            <text:p>4</text:p>
          </table:table-cell>
          <table:table-cell office:value-type="float" office:value="47" table:formula="of:=[.C16]+5" table:style-name="ce2">
            <text:p>47</text:p>
          </table:table-cell>
          <table:table-cell office:value-type="float" office:value="8.3333333333333321" table:formula="of:=[.$E$6]*[.C17]+[.$E$7]" table:style-name="ce3">
            <text:p>8.33</text:p>
          </table:table-cell>
          <table:table-cell office:value-type="float" office:value="-2.401271002455962" table:formula="of:=RAND()*2*[.$E$8]-[.$E$8]" table:style-name="ce3">
            <text:p>-2.40</text:p>
          </table:table-cell>
          <table:table-cell office:value-type="float" office:value="5.9320623308773701" table:formula="of:=[.$E$6]*[.C17]+[.$E$7]+[.E17]" table:style-name="ce3">
            <text:p>5.93</text:p>
          </table:table-cell>
          <table:table-cell office:value-type="float" office:value="2209" table:formula="of:=[.C17]*[.C17]" table:style-name="ce2">
            <text:p>2209</text:p>
          </table:table-cell>
          <table:table-cell office:value-type="float" office:value="278.80692955123641" table:formula="of:=[.C17]*[.F17]" table:style-name="ce3">
            <text:p>278.81</text:p>
          </table:table-cell>
          <table:table-cell office:value-type="float" office:value="8.2725638336241794" table:formula="of:=[.$D$6]*[.C17]+[.$D$7]" table:style-name="ce3">
            <text:p>8.2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2">
            <text:p>5</text:p>
          </table:table-cell>
          <table:table-cell office:value-type="float" office:value="52" table:formula="of:=[.C17]+5" table:style-name="ce2">
            <text:p>52</text:p>
          </table:table-cell>
          <table:table-cell office:value-type="float" office:value="11.111111111111111" table:formula="of:=[.$E$6]*[.C18]+[.$E$7]" table:style-name="ce3">
            <text:p>11.11</text:p>
          </table:table-cell>
          <table:table-cell office:value-type="float" office:value="6.4031580937633734" table:formula="of:=RAND()*2*[.$E$8]-[.$E$8]" table:style-name="ce3">
            <text:p>6.40</text:p>
          </table:table-cell>
          <table:table-cell office:value-type="float" office:value="17.514269204874484" table:formula="of:=[.$E$6]*[.C18]+[.$E$7]+[.E18]" table:style-name="ce3">
            <text:p>17.51</text:p>
          </table:table-cell>
          <table:table-cell office:value-type="float" office:value="2704" table:formula="of:=[.C18]*[.C18]" table:style-name="ce2">
            <text:p>2704</text:p>
          </table:table-cell>
          <table:table-cell office:value-type="float" office:value="910.74199865347316" table:formula="of:=[.C18]*[.F18]" table:style-name="ce3">
            <text:p>910.74</text:p>
          </table:table-cell>
          <table:table-cell office:value-type="float" office:value="11.136596931929745" table:formula="of:=[.$D$6]*[.C18]+[.$D$7]" table:style-name="ce3">
            <text:p>11.1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2">
            <text:p>6</text:p>
          </table:table-cell>
          <table:table-cell office:value-type="float" office:value="57" table:formula="of:=[.C18]+5" table:style-name="ce2">
            <text:p>57</text:p>
          </table:table-cell>
          <table:table-cell office:value-type="float" office:value="13.888888888888889" table:formula="of:=[.$E$6]*[.C19]+[.$E$7]" table:style-name="ce3">
            <text:p>13.89</text:p>
          </table:table-cell>
          <table:table-cell office:value-type="float" office:value="5.6125424843460241" table:formula="of:=RAND()*2*[.$E$8]-[.$E$8]" table:style-name="ce3">
            <text:p>5.61</text:p>
          </table:table-cell>
          <table:table-cell office:value-type="float" office:value="19.501431373234915" table:formula="of:=[.$E$6]*[.C19]+[.$E$7]+[.E19]" table:style-name="ce3">
            <text:p>19.50</text:p>
          </table:table-cell>
          <table:table-cell office:value-type="float" office:value="3249" table:formula="of:=[.C19]*[.C19]" table:style-name="ce2">
            <text:p>3249</text:p>
          </table:table-cell>
          <table:table-cell office:value-type="float" office:value="1111.5815882743902" table:formula="of:=[.C19]*[.F19]" table:style-name="ce3">
            <text:p>1111.58</text:p>
          </table:table-cell>
          <table:table-cell office:value-type="float" office:value="14.00063003023531" table:formula="of:=[.$D$6]*[.C19]+[.$D$7]" table:style-name="ce3">
            <text:p>14.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2">
            <text:p>7</text:p>
          </table:table-cell>
          <table:table-cell office:value-type="float" office:value="62" table:formula="of:=[.C19]+5" table:style-name="ce2">
            <text:p>62</text:p>
          </table:table-cell>
          <table:table-cell office:value-type="float" office:value="16.666666666666664" table:formula="of:=[.$E$6]*[.C20]+[.$E$7]" table:style-name="ce3">
            <text:p>16.67</text:p>
          </table:table-cell>
          <table:table-cell office:value-type="float" office:value="2.5743222967005153E-3" table:formula="of:=RAND()*2*[.$E$8]-[.$E$8]" table:style-name="ce3">
            <text:p>0.00</text:p>
          </table:table-cell>
          <table:table-cell office:value-type="float" office:value="16.669240988963367" table:formula="of:=[.$E$6]*[.C20]+[.$E$7]+[.E20]" table:style-name="ce3">
            <text:p>16.67</text:p>
          </table:table-cell>
          <table:table-cell office:value-type="float" office:value="3844" table:formula="of:=[.C20]*[.C20]" table:style-name="ce2">
            <text:p>3844</text:p>
          </table:table-cell>
          <table:table-cell office:value-type="float" office:value="1033.4929413157288" table:formula="of:=[.C20]*[.F20]" table:style-name="ce3">
            <text:p>1033.49</text:p>
          </table:table-cell>
          <table:table-cell office:value-type="float" office:value="16.864663128540879" table:formula="of:=[.$D$6]*[.C20]+[.$D$7]" table:style-name="ce3">
            <text:p>16.8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2">
            <text:p>8</text:p>
          </table:table-cell>
          <table:table-cell office:value-type="float" office:value="67" table:formula="of:=[.C20]+5" table:style-name="ce2">
            <text:p>67</text:p>
          </table:table-cell>
          <table:table-cell office:value-type="float" office:value="19.444444444444443" table:formula="of:=[.$E$6]*[.C21]+[.$E$7]" table:style-name="ce3">
            <text:p>19.44</text:p>
          </table:table-cell>
          <table:table-cell office:value-type="float" office:value="7.9765135585035232" table:formula="of:=RAND()*2*[.$E$8]-[.$E$8]" table:style-name="ce3">
            <text:p>7.98</text:p>
          </table:table-cell>
          <table:table-cell office:value-type="float" office:value="27.420958002947966" table:formula="of:=[.$E$6]*[.C21]+[.$E$7]+[.E21]" table:style-name="ce3">
            <text:p>27.42</text:p>
          </table:table-cell>
          <table:table-cell office:value-type="float" office:value="4489" table:formula="of:=[.C21]*[.C21]" table:style-name="ce2">
            <text:p>4489</text:p>
          </table:table-cell>
          <table:table-cell office:value-type="float" office:value="1837.2041861975138" table:formula="of:=[.C21]*[.F21]" table:style-name="ce3">
            <text:p>1837.20</text:p>
          </table:table-cell>
          <table:table-cell office:value-type="float" office:value="19.728696226846441" table:formula="of:=[.$D$6]*[.C21]+[.$D$7]" table:style-name="ce3">
            <text:p>19.7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2">
            <text:p>9</text:p>
          </table:table-cell>
          <table:table-cell office:value-type="float" office:value="72" table:formula="of:=[.C21]+5" table:style-name="ce2">
            <text:p>72</text:p>
          </table:table-cell>
          <table:table-cell office:value-type="float" office:value="22.222222222222221" table:formula="of:=[.$E$6]*[.C22]+[.$E$7]" table:style-name="ce3">
            <text:p>22.22</text:p>
          </table:table-cell>
          <table:table-cell office:value-type="float" office:value="-4.7986724853183542" table:formula="of:=RAND()*2*[.$E$8]-[.$E$8]" table:style-name="ce3">
            <text:p>-4.80</text:p>
          </table:table-cell>
          <table:table-cell office:value-type="float" office:value="17.423549736903865" table:formula="of:=[.$E$6]*[.C22]+[.$E$7]+[.E22]" table:style-name="ce3">
            <text:p>17.42</text:p>
          </table:table-cell>
          <table:table-cell office:value-type="float" office:value="5184" table:formula="of:=[.C22]*[.C22]" table:style-name="ce2">
            <text:p>5184</text:p>
          </table:table-cell>
          <table:table-cell office:value-type="float" office:value="1254.4955810570782" table:formula="of:=[.C22]*[.F22]" table:style-name="ce3">
            <text:p>1254.50</text:p>
          </table:table-cell>
          <table:table-cell office:value-type="float" office:value="22.59272932515201" table:formula="of:=[.$D$6]*[.C22]+[.$D$7]" table:style-name="ce3">
            <text:p>22.5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2">
            <text:p>10</text:p>
          </table:table-cell>
          <table:table-cell office:value-type="float" office:value="77" table:formula="of:=[.C22]+5" table:style-name="ce2">
            <text:p>77</text:p>
          </table:table-cell>
          <table:table-cell office:value-type="float" office:value="25" table:formula="of:=[.$E$6]*[.C23]+[.$E$7]" table:style-name="ce3">
            <text:p>25.00</text:p>
          </table:table-cell>
          <table:table-cell office:value-type="float" office:value="-7.5259423796995257" table:formula="of:=RAND()*2*[.$E$8]-[.$E$8]" table:style-name="ce3">
            <text:p>-7.53</text:p>
          </table:table-cell>
          <table:table-cell office:value-type="float" office:value="17.474057620300474" table:formula="of:=[.$E$6]*[.C23]+[.$E$7]+[.E23]" table:style-name="ce3">
            <text:p>17.47</text:p>
          </table:table-cell>
          <table:table-cell office:value-type="float" office:value="5929" table:formula="of:=[.C23]*[.C23]" table:style-name="ce2">
            <text:p>5929</text:p>
          </table:table-cell>
          <table:table-cell office:value-type="float" office:value="1345.5024367631365" table:formula="of:=[.C23]*[.F23]" table:style-name="ce3">
            <text:p>1345.50</text:p>
          </table:table-cell>
          <table:table-cell office:value-type="float" office:value="25.456762423457572" table:formula="of:=[.$D$6]*[.C23]+[.$D$7]" table:style-name="ce3">
            <text:p>25.4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2">
            <text:p>11</text:p>
          </table:table-cell>
          <table:table-cell office:value-type="float" office:value="82" table:formula="of:=[.C23]+5" table:style-name="ce2">
            <text:p>82</text:p>
          </table:table-cell>
          <table:table-cell office:value-type="float" office:value="27.777777777777779" table:formula="of:=[.$E$6]*[.C24]+[.$E$7]" table:style-name="ce3">
            <text:p>27.78</text:p>
          </table:table-cell>
          <table:table-cell office:value-type="float" office:value="4.5169965106505003" table:formula="of:=RAND()*2*[.$E$8]-[.$E$8]" table:style-name="ce3">
            <text:p>4.52</text:p>
          </table:table-cell>
          <table:table-cell office:value-type="float" office:value="32.294774288428279" table:formula="of:=[.$E$6]*[.C24]+[.$E$7]+[.E24]" table:style-name="ce3">
            <text:p>32.29</text:p>
          </table:table-cell>
          <table:table-cell office:value-type="float" office:value="6724" table:formula="of:=[.C24]*[.C24]" table:style-name="ce2">
            <text:p>6724</text:p>
          </table:table-cell>
          <table:table-cell office:value-type="float" office:value="2648.1714916511187" table:formula="of:=[.C24]*[.F24]" table:style-name="ce3">
            <text:p>2648.17</text:p>
          </table:table-cell>
          <table:table-cell office:value-type="float" office:value="28.320795521763142" table:formula="of:=[.$D$6]*[.C24]+[.$D$7]" table:style-name="ce3">
            <text:p>28.3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2" table:style-name="ce2">
            <text:p>12</text:p>
          </table:table-cell>
          <table:table-cell office:value-type="float" office:value="87" table:formula="of:=[.C24]+5" table:style-name="ce2">
            <text:p>87</text:p>
          </table:table-cell>
          <table:table-cell office:value-type="float" office:value="30.555555555555557" table:formula="of:=[.$E$6]*[.C25]+[.$E$7]" table:style-name="ce3">
            <text:p>30.56</text:p>
          </table:table-cell>
          <table:table-cell office:value-type="float" office:value="2.0828649783501199" table:formula="of:=RAND()*2*[.$E$8]-[.$E$8]" table:style-name="ce3">
            <text:p>2.08</text:p>
          </table:table-cell>
          <table:table-cell office:value-type="float" office:value="32.638420533905673" table:formula="of:=[.$E$6]*[.C25]+[.$E$7]+[.E25]" table:style-name="ce3">
            <text:p>32.64</text:p>
          </table:table-cell>
          <table:table-cell office:value-type="float" office:value="7569" table:formula="of:=[.C25]*[.C25]" table:style-name="ce2">
            <text:p>7569</text:p>
          </table:table-cell>
          <table:table-cell office:value-type="float" office:value="2839.5425864497938" table:formula="of:=[.C25]*[.F25]" table:style-name="ce3">
            <text:p>2839.54</text:p>
          </table:table-cell>
          <table:table-cell office:value-type="float" office:value="31.184828620068703" table:formula="of:=[.$D$6]*[.C25]+[.$D$7]" table:style-name="ce3">
            <text:p>31.1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3" table:style-name="ce2">
            <text:p>13</text:p>
          </table:table-cell>
          <table:table-cell office:value-type="float" office:value="92" table:formula="of:=[.C25]+5" table:style-name="ce2">
            <text:p>92</text:p>
          </table:table-cell>
          <table:table-cell office:value-type="float" office:value="33.333333333333336" table:formula="of:=[.$E$6]*[.C26]+[.$E$7]" table:style-name="ce3">
            <text:p>33.33</text:p>
          </table:table-cell>
          <table:table-cell office:value-type="float" office:value="-7.4129015406682841" table:formula="of:=RAND()*2*[.$E$8]-[.$E$8]" table:style-name="ce3">
            <text:p>-7.41</text:p>
          </table:table-cell>
          <table:table-cell office:value-type="float" office:value="25.920431792665052" table:formula="of:=[.$E$6]*[.C26]+[.$E$7]+[.E26]" table:style-name="ce3">
            <text:p>25.92</text:p>
          </table:table-cell>
          <table:table-cell office:value-type="float" office:value="8464" table:formula="of:=[.C26]*[.C26]" table:style-name="ce2">
            <text:p>8464</text:p>
          </table:table-cell>
          <table:table-cell office:value-type="float" office:value="2384.6797249251849" table:formula="of:=[.C26]*[.F26]" table:style-name="ce3">
            <text:p>2384.68</text:p>
          </table:table-cell>
          <table:table-cell office:value-type="float" office:value="34.048861718374269" table:formula="of:=[.$D$6]*[.C26]+[.$D$7]" table:style-name="ce3">
            <text:p>34.0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4" table:style-name="ce2">
            <text:p>14</text:p>
          </table:table-cell>
          <table:table-cell office:value-type="float" office:value="97" table:formula="of:=[.C26]+5" table:style-name="ce2">
            <text:p>97</text:p>
          </table:table-cell>
          <table:table-cell office:value-type="float" office:value="36.111111111111114" table:formula="of:=[.$E$6]*[.C27]+[.$E$7]" table:style-name="ce3">
            <text:p>36.11</text:p>
          </table:table-cell>
          <table:table-cell office:value-type="float" office:value="1.2200836454124904" table:formula="of:=RAND()*2*[.$E$8]-[.$E$8]" table:style-name="ce3">
            <text:p>1.22</text:p>
          </table:table-cell>
          <table:table-cell office:value-type="float" office:value="37.331194756523601" table:formula="of:=[.$E$6]*[.C27]+[.$E$7]+[.E27]" table:style-name="ce3">
            <text:p>37.33</text:p>
          </table:table-cell>
          <table:table-cell office:value-type="float" office:value="9409" table:formula="of:=[.C27]*[.C27]" table:style-name="ce2">
            <text:p>9409</text:p>
          </table:table-cell>
          <table:table-cell office:value-type="float" office:value="3621.1258913827892" table:formula="of:=[.C27]*[.F27]" table:style-name="ce3">
            <text:p>3621.13</text:p>
          </table:table-cell>
          <table:table-cell office:value-type="float" office:value="36.912894816679838" table:formula="of:=[.$D$6]*[.C27]+[.$D$7]" table:style-name="ce3">
            <text:p>36.9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2">
            <text:p>15</text:p>
          </table:table-cell>
          <table:table-cell office:value-type="float" office:value="102" table:formula="of:=[.C27]+5" table:style-name="ce2">
            <text:p>102</text:p>
          </table:table-cell>
          <table:table-cell office:value-type="float" office:value="38.888888888888893" table:formula="of:=[.$E$6]*[.C28]+[.$E$7]" table:style-name="ce3">
            <text:p>38.89</text:p>
          </table:table-cell>
          <table:table-cell office:value-type="float" office:value="-2.1281240581173115" table:formula="of:=RAND()*2*[.$E$8]-[.$E$8]" table:style-name="ce3">
            <text:p>-2.13</text:p>
          </table:table-cell>
          <table:table-cell office:value-type="float" office:value="36.760764830771578" table:formula="of:=[.$E$6]*[.C28]+[.$E$7]+[.E28]" table:style-name="ce3">
            <text:p>36.76</text:p>
          </table:table-cell>
          <table:table-cell office:value-type="float" office:value="10404" table:formula="of:=[.C28]*[.C28]" table:style-name="ce2">
            <text:p>10404</text:p>
          </table:table-cell>
          <table:table-cell office:value-type="float" office:value="3749.5980127387011" table:formula="of:=[.C28]*[.F28]" table:style-name="ce3">
            <text:p>3749.60</text:p>
          </table:table-cell>
          <table:table-cell office:value-type="float" office:value="39.776927914985407" table:formula="of:=[.$D$6]*[.C28]+[.$D$7]" table:style-name="ce3">
            <text:p>39.7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6" table:style-name="ce2">
            <text:p>16</text:p>
          </table:table-cell>
          <table:table-cell office:value-type="float" office:value="107" table:formula="of:=[.C28]+5" table:style-name="ce2">
            <text:p>107</text:p>
          </table:table-cell>
          <table:table-cell office:value-type="float" office:value="41.666666666666671" table:formula="of:=[.$E$6]*[.C29]+[.$E$7]" table:style-name="ce3">
            <text:p>41.67</text:p>
          </table:table-cell>
          <table:table-cell office:value-type="float" office:value="7.7596050749452097" table:formula="of:=RAND()*2*[.$E$8]-[.$E$8]" table:style-name="ce3">
            <text:p>7.76</text:p>
          </table:table-cell>
          <table:table-cell office:value-type="float" office:value="49.426271741611885" table:formula="of:=[.$E$6]*[.C29]+[.$E$7]+[.E29]" table:style-name="ce3">
            <text:p>49.43</text:p>
          </table:table-cell>
          <table:table-cell office:value-type="float" office:value="11449" table:formula="of:=[.C29]*[.C29]" table:style-name="ce2">
            <text:p>11449</text:p>
          </table:table-cell>
          <table:table-cell office:value-type="float" office:value="5288.6110763524721" table:formula="of:=[.C29]*[.F29]" table:style-name="ce3">
            <text:p>5288.61</text:p>
          </table:table-cell>
          <table:table-cell office:value-type="float" office:value="42.640961013290962" table:formula="of:=[.$D$6]*[.C29]+[.$D$7]" table:style-name="ce3">
            <text:p>42.6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7" table:style-name="ce2">
            <text:p>17</text:p>
          </table:table-cell>
          <table:table-cell office:value-type="float" office:value="112" table:formula="of:=[.C29]+5" table:style-name="ce2">
            <text:p>112</text:p>
          </table:table-cell>
          <table:table-cell office:value-type="float" office:value="44.44444444444445" table:formula="of:=[.$E$6]*[.C30]+[.$E$7]" table:style-name="ce3">
            <text:p>44.44</text:p>
          </table:table-cell>
          <table:table-cell office:value-type="float" office:value="7.9403155651087403" table:formula="of:=RAND()*2*[.$E$8]-[.$E$8]" table:style-name="ce3">
            <text:p>7.94</text:p>
          </table:table-cell>
          <table:table-cell office:value-type="float" office:value="52.38476000955319" table:formula="of:=[.$E$6]*[.C30]+[.$E$7]+[.E30]" table:style-name="ce3">
            <text:p>52.38</text:p>
          </table:table-cell>
          <table:table-cell office:value-type="float" office:value="12544" table:formula="of:=[.C30]*[.C30]" table:style-name="ce2">
            <text:p>12544</text:p>
          </table:table-cell>
          <table:table-cell office:value-type="float" office:value="5867.0931210699573" table:formula="of:=[.C30]*[.F30]" table:style-name="ce3">
            <text:p>5867.09</text:p>
          </table:table-cell>
          <table:table-cell office:value-type="float" office:value="45.504994111596531" table:formula="of:=[.$D$6]*[.C30]+[.$D$7]" table:style-name="ce3">
            <text:p>45.5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8" table:style-name="ce2">
            <text:p>18</text:p>
          </table:table-cell>
          <table:table-cell office:value-type="float" office:value="117" table:formula="of:=[.C30]+5" table:style-name="ce2">
            <text:p>117</text:p>
          </table:table-cell>
          <table:table-cell office:value-type="float" office:value="47.222222222222221" table:formula="of:=[.$E$6]*[.C31]+[.$E$7]" table:style-name="ce3">
            <text:p>47.22</text:p>
          </table:table-cell>
          <table:table-cell office:value-type="float" office:value="-1.8782966492760789" table:formula="of:=RAND()*2*[.$E$8]-[.$E$8]" table:style-name="ce3">
            <text:p>-1.88</text:p>
          </table:table-cell>
          <table:table-cell office:value-type="float" office:value="45.343925572946141" table:formula="of:=[.$E$6]*[.C31]+[.$E$7]+[.E31]" table:style-name="ce3">
            <text:p>45.34</text:p>
          </table:table-cell>
          <table:table-cell office:value-type="float" office:value="13689" table:formula="of:=[.C31]*[.C31]" table:style-name="ce2">
            <text:p>13689</text:p>
          </table:table-cell>
          <table:table-cell office:value-type="float" office:value="5305.2392920346983" table:formula="of:=[.C31]*[.F31]" table:style-name="ce3">
            <text:p>5305.24</text:p>
          </table:table-cell>
          <table:table-cell office:value-type="float" office:value="48.3690272099021" table:formula="of:=[.$D$6]*[.C31]+[.$D$7]" table:style-name="ce3">
            <text:p>48.3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9" table:style-name="ce2">
            <text:p>19</text:p>
          </table:table-cell>
          <table:table-cell office:value-type="float" office:value="122" table:formula="of:=[.C31]+5" table:style-name="ce2">
            <text:p>122</text:p>
          </table:table-cell>
          <table:table-cell office:value-type="float" office:value="50.000000000000007" table:formula="of:=[.$E$6]*[.C32]+[.$E$7]" table:style-name="ce3">
            <text:p>50.00</text:p>
          </table:table-cell>
          <table:table-cell office:value-type="float" office:value="-4.1030723873154429E-2" table:formula="of:=RAND()*2*[.$E$8]-[.$E$8]" table:style-name="ce3">
            <text:p>-0.04</text:p>
          </table:table-cell>
          <table:table-cell office:value-type="float" office:value="49.958969276126851" table:formula="of:=[.$E$6]*[.C32]+[.$E$7]+[.E32]" table:style-name="ce3">
            <text:p>49.96</text:p>
          </table:table-cell>
          <table:table-cell office:value-type="float" office:value="14884" table:formula="of:=[.C32]*[.C32]" table:style-name="ce2">
            <text:p>14884</text:p>
          </table:table-cell>
          <table:table-cell office:value-type="float" office:value="6094.9942516874762" table:formula="of:=[.C32]*[.F32]" table:style-name="ce3">
            <text:p>6094.99</text:p>
          </table:table-cell>
          <table:table-cell office:value-type="float" office:value="51.233060308207669" table:formula="of:=[.$D$6]*[.C32]+[.$D$7]" table:style-name="ce3">
            <text:p>51.2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" table:style-name="ce2">
            <text:p>20</text:p>
          </table:table-cell>
          <table:table-cell office:value-type="float" office:value="127" table:formula="of:=[.C32]+5" table:style-name="ce2">
            <text:p>127</text:p>
          </table:table-cell>
          <table:table-cell office:value-type="float" office:value="52.777777777777779" table:formula="of:=[.$E$6]*[.C33]+[.$E$7]" table:style-name="ce3">
            <text:p>52.78</text:p>
          </table:table-cell>
          <table:table-cell office:value-type="float" office:value="3.1734160273155059" table:formula="of:=RAND()*2*[.$E$8]-[.$E$8]" table:style-name="ce3">
            <text:p>3.17</text:p>
          </table:table-cell>
          <table:table-cell office:value-type="float" office:value="55.951193805093283" table:formula="of:=[.$E$6]*[.C33]+[.$E$7]+[.E33]" table:style-name="ce3">
            <text:p>55.95</text:p>
          </table:table-cell>
          <table:table-cell office:value-type="float" office:value="16129" table:formula="of:=[.C33]*[.C33]" table:style-name="ce2">
            <text:p>16129</text:p>
          </table:table-cell>
          <table:table-cell office:value-type="float" office:value="7105.8016132468465" table:formula="of:=[.C33]*[.F33]" table:style-name="ce3">
            <text:p>7105.80</text:p>
          </table:table-cell>
          <table:table-cell office:value-type="float" office:value="54.097093406513238" table:formula="of:=[.$D$6]*[.C33]+[.$D$7]" table:style-name="ce3">
            <text:p>54.1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1" table:style-name="ce2">
            <text:p>21</text:p>
          </table:table-cell>
          <table:table-cell office:value-type="float" office:value="132" table:formula="of:=[.C33]+5" table:style-name="ce2">
            <text:p>132</text:p>
          </table:table-cell>
          <table:table-cell office:value-type="float" office:value="55.555555555555564" table:formula="of:=[.$E$6]*[.C34]+[.$E$7]" table:style-name="ce3">
            <text:p>55.56</text:p>
          </table:table-cell>
          <table:table-cell office:value-type="float" office:value="9.438771622727149" table:formula="of:=RAND()*2*[.$E$8]-[.$E$8]" table:style-name="ce3">
            <text:p>9.44</text:p>
          </table:table-cell>
          <table:table-cell office:value-type="float" office:value="64.994327178282717" table:formula="of:=[.$E$6]*[.C34]+[.$E$7]+[.E34]" table:style-name="ce3">
            <text:p>64.99</text:p>
          </table:table-cell>
          <table:table-cell office:value-type="float" office:value="17424" table:formula="of:=[.C34]*[.C34]" table:style-name="ce2">
            <text:p>17424</text:p>
          </table:table-cell>
          <table:table-cell office:value-type="float" office:value="8579.2511875333184" table:formula="of:=[.C34]*[.F34]" table:style-name="ce3">
            <text:p>8579.25</text:p>
          </table:table-cell>
          <table:table-cell office:value-type="float" office:value="56.961126504818793" table:formula="of:=[.$D$6]*[.C34]+[.$D$7]" table:style-name="ce3">
            <text:p>56.9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2" table:style-name="ce2">
            <text:p>22</text:p>
          </table:table-cell>
          <table:table-cell office:value-type="float" office:value="137" table:formula="of:=[.C34]+5" table:style-name="ce2">
            <text:p>137</text:p>
          </table:table-cell>
          <table:table-cell office:value-type="float" office:value="58.333333333333336" table:formula="of:=[.$E$6]*[.C35]+[.$E$7]" table:style-name="ce3">
            <text:p>58.33</text:p>
          </table:table-cell>
          <table:table-cell office:value-type="float" office:value="-6.7509919867863282" table:formula="of:=RAND()*2*[.$E$8]-[.$E$8]" table:style-name="ce3">
            <text:p>-6.75</text:p>
          </table:table-cell>
          <table:table-cell office:value-type="float" office:value="51.582341346547011" table:formula="of:=[.$E$6]*[.C35]+[.$E$7]+[.E35]" table:style-name="ce3">
            <text:p>51.58</text:p>
          </table:table-cell>
          <table:table-cell office:value-type="float" office:value="18769" table:formula="of:=[.C35]*[.C35]" table:style-name="ce2">
            <text:p>18769</text:p>
          </table:table-cell>
          <table:table-cell office:value-type="float" office:value="7066.7807644769409" table:formula="of:=[.C35]*[.F35]" table:style-name="ce3">
            <text:p>7066.78</text:p>
          </table:table-cell>
          <table:table-cell office:value-type="float" office:value="59.825159603124362" table:formula="of:=[.$D$6]*[.C35]+[.$D$7]" table:style-name="ce3">
            <text:p>59.8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3" table:style-name="ce2">
            <text:p>23</text:p>
          </table:table-cell>
          <table:table-cell office:value-type="float" office:value="142" table:formula="of:=[.C35]+5" table:style-name="ce2">
            <text:p>142</text:p>
          </table:table-cell>
          <table:table-cell office:value-type="float" office:value="61.111111111111107" table:formula="of:=[.$E$6]*[.C36]+[.$E$7]" table:style-name="ce3">
            <text:p>61.11</text:p>
          </table:table-cell>
          <table:table-cell office:value-type="float" office:value="-0.40311333758615575" table:formula="of:=RAND()*2*[.$E$8]-[.$E$8]" table:style-name="ce3">
            <text:p>-0.40</text:p>
          </table:table-cell>
          <table:table-cell office:value-type="float" office:value="60.707997773524951" table:formula="of:=[.$E$6]*[.C36]+[.$E$7]+[.E36]" table:style-name="ce3">
            <text:p>60.71</text:p>
          </table:table-cell>
          <table:table-cell office:value-type="float" office:value="20164" table:formula="of:=[.C36]*[.C36]" table:style-name="ce2">
            <text:p>20164</text:p>
          </table:table-cell>
          <table:table-cell office:value-type="float" office:value="8620.5356838405423" table:formula="of:=[.C36]*[.F36]" table:style-name="ce3">
            <text:p>8620.54</text:p>
          </table:table-cell>
          <table:table-cell office:value-type="float" office:value="62.689192701429931" table:formula="of:=[.$D$6]*[.C36]+[.$D$7]" table:style-name="ce3">
            <text:p>62.6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4" table:style-name="ce2">
            <text:p>24</text:p>
          </table:table-cell>
          <table:table-cell office:value-type="float" office:value="147" table:formula="of:=[.C36]+5" table:style-name="ce2">
            <text:p>147</text:p>
          </table:table-cell>
          <table:table-cell office:value-type="float" office:value="63.888888888888893" table:formula="of:=[.$E$6]*[.C37]+[.$E$7]" table:style-name="ce3">
            <text:p>63.89</text:p>
          </table:table-cell>
          <table:table-cell office:value-type="float" office:value="1.2404845248609853" table:formula="of:=RAND()*2*[.$E$8]-[.$E$8]" table:style-name="ce3">
            <text:p>1.24</text:p>
          </table:table-cell>
          <table:table-cell office:value-type="float" office:value="65.129373413749875" table:formula="of:=[.$E$6]*[.C37]+[.$E$7]+[.E37]" table:style-name="ce3">
            <text:p>65.13</text:p>
          </table:table-cell>
          <table:table-cell office:value-type="float" office:value="21609" table:formula="of:=[.C37]*[.C37]" table:style-name="ce2">
            <text:p>21609</text:p>
          </table:table-cell>
          <table:table-cell office:value-type="float" office:value="9574.0178918212314" table:formula="of:=[.C37]*[.F37]" table:style-name="ce3">
            <text:p>9574.02</text:p>
          </table:table-cell>
          <table:table-cell office:value-type="float" office:value="65.5532257997355" table:formula="of:=[.$D$6]*[.C37]+[.$D$7]" table:style-name="ce3">
            <text:p>65.5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5" table:style-name="ce2">
            <text:p>25</text:p>
          </table:table-cell>
          <table:table-cell office:value-type="float" office:value="152" table:formula="of:=[.C37]+5" table:style-name="ce2">
            <text:p>152</text:p>
          </table:table-cell>
          <table:table-cell office:value-type="float" office:value="66.666666666666657" table:formula="of:=[.$E$6]*[.C38]+[.$E$7]" table:style-name="ce3">
            <text:p>66.67</text:p>
          </table:table-cell>
          <table:table-cell office:value-type="float" office:value="9.1917681614781905" table:formula="of:=RAND()*2*[.$E$8]-[.$E$8]" table:style-name="ce3">
            <text:p>9.19</text:p>
          </table:table-cell>
          <table:table-cell office:value-type="float" office:value="75.858434828144851" table:formula="of:=[.$E$6]*[.C38]+[.$E$7]+[.E38]" table:style-name="ce3">
            <text:p>75.86</text:p>
          </table:table-cell>
          <table:table-cell office:value-type="float" office:value="23104" table:formula="of:=[.C38]*[.C38]" table:style-name="ce2">
            <text:p>23104</text:p>
          </table:table-cell>
          <table:table-cell office:value-type="float" office:value="11530.482093878018" table:formula="of:=[.C38]*[.F38]" table:style-name="ce3">
            <text:p>11530.48</text:p>
          </table:table-cell>
          <table:table-cell office:value-type="float" office:value="68.417258898041055" table:formula="of:=[.$D$6]*[.C38]+[.$D$7]" table:style-name="ce3">
            <text:p>68.42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6" table:style-name="ce2">
            <text:p>26</text:p>
          </table:table-cell>
          <table:table-cell office:value-type="float" office:value="157" table:formula="of:=[.C38]+5" table:style-name="ce2">
            <text:p>157</text:p>
          </table:table-cell>
          <table:table-cell office:value-type="float" office:value="69.444444444444457" table:formula="of:=[.$E$6]*[.C39]+[.$E$7]" table:style-name="ce3">
            <text:p>69.44</text:p>
          </table:table-cell>
          <table:table-cell office:value-type="float" office:value="6.977290163962536" table:formula="of:=RAND()*2*[.$E$8]-[.$E$8]" table:style-name="ce3">
            <text:p>6.98</text:p>
          </table:table-cell>
          <table:table-cell office:value-type="float" office:value="76.421734608406993" table:formula="of:=[.$E$6]*[.C39]+[.$E$7]+[.E39]" table:style-name="ce3">
            <text:p>76.42</text:p>
          </table:table-cell>
          <table:table-cell office:value-type="float" office:value="24649" table:formula="of:=[.C39]*[.C39]" table:style-name="ce2">
            <text:p>24649</text:p>
          </table:table-cell>
          <table:table-cell office:value-type="float" office:value="11998.212333519898" table:formula="of:=[.C39]*[.F39]" table:style-name="ce3">
            <text:p>11998.21</text:p>
          </table:table-cell>
          <table:table-cell office:value-type="float" office:value="71.281291996346624" table:formula="of:=[.$D$6]*[.C39]+[.$D$7]" table:style-name="ce3">
            <text:p>71.28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7" table:style-name="ce2">
            <text:p>27</text:p>
          </table:table-cell>
          <table:table-cell office:value-type="float" office:value="162" table:formula="of:=[.C39]+5" table:style-name="ce2">
            <text:p>162</text:p>
          </table:table-cell>
          <table:table-cell office:value-type="float" office:value="72.222222222222229" table:formula="of:=[.$E$6]*[.C40]+[.$E$7]" table:style-name="ce3">
            <text:p>72.22</text:p>
          </table:table-cell>
          <table:table-cell office:value-type="float" office:value="-4.8512534385005353" table:formula="of:=RAND()*2*[.$E$8]-[.$E$8]" table:style-name="ce3">
            <text:p>-4.85</text:p>
          </table:table-cell>
          <table:table-cell office:value-type="float" office:value="67.370968783721693" table:formula="of:=[.$E$6]*[.C40]+[.$E$7]+[.E40]" table:style-name="ce3">
            <text:p>67.37</text:p>
          </table:table-cell>
          <table:table-cell office:value-type="float" office:value="26244" table:formula="of:=[.C40]*[.C40]" table:style-name="ce2">
            <text:p>26244</text:p>
          </table:table-cell>
          <table:table-cell office:value-type="float" office:value="10914.096942962915" table:formula="of:=[.C40]*[.F40]" table:style-name="ce3">
            <text:p>10914.10</text:p>
          </table:table-cell>
          <table:table-cell office:value-type="float" office:value="74.145325094652193" table:formula="of:=[.$D$6]*[.C40]+[.$D$7]" table:style-name="ce3">
            <text:p>74.1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8" table:style-name="ce2">
            <text:p>28</text:p>
          </table:table-cell>
          <table:table-cell office:value-type="float" office:value="167" table:formula="of:=[.C40]+5" table:style-name="ce2">
            <text:p>167</text:p>
          </table:table-cell>
          <table:table-cell office:value-type="float" office:value="75" table:formula="of:=[.$E$6]*[.C41]+[.$E$7]" table:style-name="ce3">
            <text:p>75.00</text:p>
          </table:table-cell>
          <table:table-cell office:value-type="float" office:value="-7.5973736263714535" table:formula="of:=RAND()*2*[.$E$8]-[.$E$8]" table:style-name="ce3">
            <text:p>-7.60</text:p>
          </table:table-cell>
          <table:table-cell office:value-type="float" office:value="67.40262637362855" table:formula="of:=[.$E$6]*[.C41]+[.$E$7]+[.E41]" table:style-name="ce3">
            <text:p>67.40</text:p>
          </table:table-cell>
          <table:table-cell office:value-type="float" office:value="27889" table:formula="of:=[.C41]*[.C41]" table:style-name="ce2">
            <text:p>27889</text:p>
          </table:table-cell>
          <table:table-cell office:value-type="float" office:value="11256.238604395969" table:formula="of:=[.C41]*[.F41]" table:style-name="ce3">
            <text:p>11256.24</text:p>
          </table:table-cell>
          <table:table-cell office:value-type="float" office:value="77.009358192957762" table:formula="of:=[.$D$6]*[.C41]+[.$D$7]" table:style-name="ce3">
            <text:p>77.0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9" table:style-name="ce2">
            <text:p>29</text:p>
          </table:table-cell>
          <table:table-cell office:value-type="float" office:value="172" table:formula="of:=[.C41]+5" table:style-name="ce2">
            <text:p>172</text:p>
          </table:table-cell>
          <table:table-cell office:value-type="float" office:value="77.777777777777771" table:formula="of:=[.$E$6]*[.C42]+[.$E$7]" table:style-name="ce3">
            <text:p>77.78</text:p>
          </table:table-cell>
          <table:table-cell office:value-type="float" office:value="5.0984514873336515" table:formula="of:=RAND()*2*[.$E$8]-[.$E$8]" table:style-name="ce3">
            <text:p>5.10</text:p>
          </table:table-cell>
          <table:table-cell office:value-type="float" office:value="82.876229265111419" table:formula="of:=[.$E$6]*[.C42]+[.$E$7]+[.E42]" table:style-name="ce3">
            <text:p>82.88</text:p>
          </table:table-cell>
          <table:table-cell office:value-type="float" office:value="29584" table:formula="of:=[.C42]*[.C42]" table:style-name="ce2">
            <text:p>29584</text:p>
          </table:table-cell>
          <table:table-cell office:value-type="float" office:value="14254.711433599165" table:formula="of:=[.C42]*[.F42]" table:style-name="ce3">
            <text:p>14254.71</text:p>
          </table:table-cell>
          <table:table-cell office:value-type="float" office:value="79.873391291263317" table:formula="of:=[.$D$6]*[.C42]+[.$D$7]" table:style-name="ce3">
            <text:p>79.8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0" table:style-name="ce2">
            <text:p>30</text:p>
          </table:table-cell>
          <table:table-cell office:value-type="float" office:value="177" table:formula="of:=[.C42]+5" table:style-name="ce2">
            <text:p>177</text:p>
          </table:table-cell>
          <table:table-cell office:value-type="float" office:value="80.555555555555571" table:formula="of:=[.$E$6]*[.C43]+[.$E$7]" table:style-name="ce3">
            <text:p>80.56</text:p>
          </table:table-cell>
          <table:table-cell office:value-type="float" office:value="-1.5646711026785205" table:formula="of:=RAND()*2*[.$E$8]-[.$E$8]" table:style-name="ce3">
            <text:p>-1.56</text:p>
          </table:table-cell>
          <table:table-cell office:value-type="float" office:value="78.990884452877054" table:formula="of:=[.$E$6]*[.C43]+[.$E$7]+[.E43]" table:style-name="ce3">
            <text:p>78.99</text:p>
          </table:table-cell>
          <table:table-cell office:value-type="float" office:value="31329" table:formula="of:=[.C43]*[.C43]" table:style-name="ce2">
            <text:p>31329</text:p>
          </table:table-cell>
          <table:table-cell office:value-type="float" office:value="13981.386548159238" table:formula="of:=[.C43]*[.F43]" table:style-name="ce3">
            <text:p>13981.39</text:p>
          </table:table-cell>
          <table:table-cell office:value-type="float" office:value="82.737424389568886" table:formula="of:=[.$D$6]*[.C43]+[.$D$7]" table:style-name="ce3">
            <text:p>82.7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1" table:style-name="ce2">
            <text:p>31</text:p>
          </table:table-cell>
          <table:table-cell office:value-type="float" office:value="182" table:formula="of:=[.C43]+5" table:style-name="ce2">
            <text:p>182</text:p>
          </table:table-cell>
          <table:table-cell office:value-type="float" office:value="83.333333333333343" table:formula="of:=[.$E$6]*[.C44]+[.$E$7]" table:style-name="ce3">
            <text:p>83.33</text:p>
          </table:table-cell>
          <table:table-cell office:value-type="float" office:value="6.7962776629113399" table:formula="of:=RAND()*2*[.$E$8]-[.$E$8]" table:style-name="ce3">
            <text:p>6.80</text:p>
          </table:table-cell>
          <table:table-cell office:value-type="float" office:value="90.129610996244679" table:formula="of:=[.$E$6]*[.C44]+[.$E$7]+[.E44]" table:style-name="ce3">
            <text:p>90.13</text:p>
          </table:table-cell>
          <table:table-cell office:value-type="float" office:value="33124" table:formula="of:=[.C44]*[.C44]" table:style-name="ce2">
            <text:p>33124</text:p>
          </table:table-cell>
          <table:table-cell office:value-type="float" office:value="16403.589201316532" table:formula="of:=[.C44]*[.F44]" table:style-name="ce3">
            <text:p>16403.59</text:p>
          </table:table-cell>
          <table:table-cell office:value-type="float" office:value="85.601457487874455" table:formula="of:=[.$D$6]*[.C44]+[.$D$7]" table:style-name="ce3">
            <text:p>85.6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2" table:style-name="ce2">
            <text:p>32</text:p>
          </table:table-cell>
          <table:table-cell office:value-type="float" office:value="187" table:formula="of:=[.C44]+5" table:style-name="ce2">
            <text:p>187</text:p>
          </table:table-cell>
          <table:table-cell office:value-type="float" office:value="86.111111111111114" table:formula="of:=[.$E$6]*[.C45]+[.$E$7]" table:style-name="ce3">
            <text:p>86.11</text:p>
          </table:table-cell>
          <table:table-cell office:value-type="float" office:value="9.6973760047751369" table:formula="of:=RAND()*2*[.$E$8]-[.$E$8]" table:style-name="ce3">
            <text:p>9.70</text:p>
          </table:table-cell>
          <table:table-cell office:value-type="float" office:value="95.808487115886251" table:formula="of:=[.$E$6]*[.C45]+[.$E$7]+[.E45]" table:style-name="ce3">
            <text:p>95.81</text:p>
          </table:table-cell>
          <table:table-cell office:value-type="float" office:value="34969" table:formula="of:=[.C45]*[.C45]" table:style-name="ce2">
            <text:p>34969</text:p>
          </table:table-cell>
          <table:table-cell office:value-type="float" office:value="17916.18709067073" table:formula="of:=[.C45]*[.F45]" table:style-name="ce3">
            <text:p>17916.19</text:p>
          </table:table-cell>
          <table:table-cell office:value-type="float" office:value="88.465490586180024" table:formula="of:=[.$D$6]*[.C45]+[.$D$7]" table:style-name="ce3">
            <text:p>88.4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3" table:style-name="ce2">
            <text:p>33</text:p>
          </table:table-cell>
          <table:table-cell office:value-type="float" office:value="192" table:formula="of:=[.C45]+5" table:style-name="ce2">
            <text:p>192</text:p>
          </table:table-cell>
          <table:table-cell office:value-type="float" office:value="88.888888888888886" table:formula="of:=[.$E$6]*[.C46]+[.$E$7]" table:style-name="ce3">
            <text:p>88.89</text:p>
          </table:table-cell>
          <table:table-cell office:value-type="float" office:value="3.0476727274987763" table:formula="of:=RAND()*2*[.$E$8]-[.$E$8]" table:style-name="ce3">
            <text:p>3.05</text:p>
          </table:table-cell>
          <table:table-cell office:value-type="float" office:value="91.936561616387664" table:formula="of:=[.$E$6]*[.C46]+[.$E$7]+[.E46]" table:style-name="ce3">
            <text:p>91.94</text:p>
          </table:table-cell>
          <table:table-cell office:value-type="float" office:value="36864" table:formula="of:=[.C46]*[.C46]" table:style-name="ce2">
            <text:p>36864</text:p>
          </table:table-cell>
          <table:table-cell office:value-type="float" office:value="17651.819830346431" table:formula="of:=[.C46]*[.F46]" table:style-name="ce3">
            <text:p>17651.82</text:p>
          </table:table-cell>
          <table:table-cell office:value-type="float" office:value="91.329523684485594" table:formula="of:=[.$D$6]*[.C46]+[.$D$7]" table:style-name="ce3">
            <text:p>91.33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4" table:style-name="ce2">
            <text:p>34</text:p>
          </table:table-cell>
          <table:table-cell office:value-type="float" office:value="197" table:formula="of:=[.C46]+5" table:style-name="ce2">
            <text:p>197</text:p>
          </table:table-cell>
          <table:table-cell office:value-type="float" office:value="91.666666666666657" table:formula="of:=[.$E$6]*[.C47]+[.$E$7]" table:style-name="ce3">
            <text:p>91.67</text:p>
          </table:table-cell>
          <table:table-cell office:value-type="float" office:value="-2.8887972731977989" table:formula="of:=RAND()*2*[.$E$8]-[.$E$8]" table:style-name="ce3">
            <text:p>-2.89</text:p>
          </table:table-cell>
          <table:table-cell office:value-type="float" office:value="88.777869393468862" table:formula="of:=[.$E$6]*[.C47]+[.$E$7]+[.E47]" table:style-name="ce3">
            <text:p>88.78</text:p>
          </table:table-cell>
          <table:table-cell office:value-type="float" office:value="38809" table:formula="of:=[.C47]*[.C47]" table:style-name="ce2">
            <text:p>38809</text:p>
          </table:table-cell>
          <table:table-cell office:value-type="float" office:value="17489.240270513365" table:formula="of:=[.C47]*[.F47]" table:style-name="ce3">
            <text:p>17489.24</text:p>
          </table:table-cell>
          <table:table-cell office:value-type="float" office:value="94.193556782791148" table:formula="of:=[.$D$6]*[.C47]+[.$D$7]" table:style-name="ce3">
            <text:p>94.19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5" table:style-name="ce2">
            <text:p>35</text:p>
          </table:table-cell>
          <table:table-cell office:value-type="float" office:value="202" table:formula="of:=[.C47]+5" table:style-name="ce2">
            <text:p>202</text:p>
          </table:table-cell>
          <table:table-cell office:value-type="float" office:value="94.444444444444457" table:formula="of:=[.$E$6]*[.C48]+[.$E$7]" table:style-name="ce3">
            <text:p>94.44</text:p>
          </table:table-cell>
          <table:table-cell office:value-type="float" office:value="1.0424851973902172" table:formula="of:=RAND()*2*[.$E$8]-[.$E$8]" table:style-name="ce3">
            <text:p>1.04</text:p>
          </table:table-cell>
          <table:table-cell office:value-type="float" office:value="95.486929641834678" table:formula="of:=[.$E$6]*[.C48]+[.$E$7]+[.E48]" table:style-name="ce3">
            <text:p>95.49</text:p>
          </table:table-cell>
          <table:table-cell office:value-type="float" office:value="40804" table:formula="of:=[.C48]*[.C48]" table:style-name="ce2">
            <text:p>40804</text:p>
          </table:table-cell>
          <table:table-cell office:value-type="float" office:value="19288.359787650606" table:formula="of:=[.C48]*[.F48]" table:style-name="ce3">
            <text:p>19288.36</text:p>
          </table:table-cell>
          <table:table-cell office:value-type="float" office:value="97.057589881096717" table:formula="of:=[.$D$6]*[.C48]+[.$D$7]" table:style-name="ce3">
            <text:p>97.06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6" table:style-name="ce2">
            <text:p>36</text:p>
          </table:table-cell>
          <table:table-cell office:value-type="float" office:value="207" table:formula="of:=[.C48]+5" table:style-name="ce2">
            <text:p>207</text:p>
          </table:table-cell>
          <table:table-cell office:value-type="float" office:value="97.222222222222229" table:formula="of:=[.$E$6]*[.C49]+[.$E$7]" table:style-name="ce3">
            <text:p>97.22</text:p>
          </table:table-cell>
          <table:table-cell office:value-type="float" office:value="-1.8967449592080321" table:formula="of:=RAND()*2*[.$E$8]-[.$E$8]" table:style-name="ce3">
            <text:p>-1.90</text:p>
          </table:table-cell>
          <table:table-cell office:value-type="float" office:value="95.325477263014193" table:formula="of:=[.$E$6]*[.C49]+[.$E$7]+[.E49]" table:style-name="ce3">
            <text:p>95.33</text:p>
          </table:table-cell>
          <table:table-cell office:value-type="float" office:value="42849" table:formula="of:=[.C49]*[.C49]" table:style-name="ce2">
            <text:p>42849</text:p>
          </table:table-cell>
          <table:table-cell office:value-type="float" office:value="19732.373793443938" table:formula="of:=[.C49]*[.F49]" table:style-name="ce3">
            <text:p>19732.37</text:p>
          </table:table-cell>
          <table:table-cell office:value-type="float" office:value="99.921622979402287" table:formula="of:=[.$D$6]*[.C49]+[.$D$7]" table:style-name="ce3">
            <text:p>99.9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7" table:style-name="ce2">
            <text:p>37</text:p>
          </table:table-cell>
          <table:table-cell office:value-type="float" office:value="212" table:formula="of:=[.C49]+5" table:style-name="ce2">
            <text:p>212</text:p>
          </table:table-cell>
          <table:table-cell office:value-type="float" office:value="100" table:formula="of:=[.$E$6]*[.C50]+[.$E$7]" table:style-name="ce3">
            <text:p>100.00</text:p>
          </table:table-cell>
          <table:table-cell office:value-type="float" office:value="6.7980528862411376" table:formula="of:=RAND()*2*[.$E$8]-[.$E$8]" table:style-name="ce3">
            <text:p>6.80</text:p>
          </table:table-cell>
          <table:table-cell office:value-type="float" office:value="106.79805288624114" table:formula="of:=[.$E$6]*[.C50]+[.$E$7]+[.E50]" table:style-name="ce3">
            <text:p>106.80</text:p>
          </table:table-cell>
          <table:table-cell office:value-type="float" office:value="44944" table:formula="of:=[.C50]*[.C50]" table:style-name="ce2">
            <text:p>44944</text:p>
          </table:table-cell>
          <table:table-cell office:value-type="float" office:value="22641.18721188312" table:formula="of:=[.C50]*[.F50]" table:style-name="ce3">
            <text:p>22641.19</text:p>
          </table:table-cell>
          <table:table-cell office:value-type="float" office:value="102.78565607770786" table:formula="of:=[.$D$6]*[.C50]+[.$D$7]" table:style-name="ce3">
            <text:p>102.79</text:p>
          </table:table-cell>
          <table:table-cell table:number-columns-repeated="16375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/>
          <table:table-cell table:number-columns-repeated="3" table:style-name="ce2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number-rows-repeated="1048522" table:style-name="ro3">
          <table:table-cell table:number-columns-repeated="16384"/>
        </table:table-row>
      </table:table>
      <table:table table:name="PlotData" table:style-name="ta1">
        <table:table-column table:style-name="co1" table:default-cell-style-name="ce1"/>
        <table:table-column table:style-name="co5" table:number-columns-repeated="16383" table:default-cell-style-name="ce1"/>
        <table:table-row table:style-name="ro1">
          <table:table-cell table:style-name="ce1">
            <draw:frame draw:z-index="1" draw:id="id1" draw:style-name="a1" draw:name="Chart 1" svg:x="0in" svg:y="0.0287in" svg:width="9.8012in" svg:height="5.30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4" number:min-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RCC RCCD</meta:initial-creator>
    <dc:creator>jyro jimenez</dc:creator>
    <meta:creation-date>2020-03-11T14:12:39Z</meta:creation-date>
    <dc:date>2022-04-25T01:39:36Z</dc:date>
    <meta:editing-cycles>12</meta:editing-cycles>
    <meta:editing-duration>PT162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31.8pt" svg:width="450.3pt" chart:style-name="Crt0">
        <chart:title chart:style-name="CT00">
          <text:p text:style-name="a0" text:class-names="" text:cond-style-name="">X v Y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Deg F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Deg C</text:p>
            </chart:title>
            <chart:grid chart:class="major" chart:style-name="GMa1"/>
          </chart:axis>
          <chart:series chart:values-cell-range-address="JustDataForLab.$E$14:.$E$50" chart:class="chart:scatter" chart:attached-axis="primary-y" chart:style-name="G0S0">
            <chart:domain table:cell-range-address="JustDataForLab.$D$14:.$D$50"/>
            <chart:data-point chart:repeated="3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20" chart:origin="0" chart:interval-major="1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81.9959842519685pt" svg:width="705.686377952756pt" chart:style-name="Crt0">
        <chart:title chart:style-name="CT00">
          <text:p text:style-name="a0" text:class-names="" text:cond-style-name="">Least Squares Curve Fi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egree Celsisu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egree Fahrenheit</text:p>
            </chart:title>
            <chart:grid chart:class="major" chart:style-name="GMa1"/>
          </chart:axis>
          <chart:series chart:label-cell-address="LinearCurveFit_YouCanChange.$D$13" chart:values-cell-range-address="LinearCurveFit_YouCanChange.$D$14:.$D$50" chart:class="chart:scatter" chart:attached-axis="primary-y" chart:style-name="G0S0">
            <chart:domain table:cell-range-address="LinearCurveFit_YouCanChange.$C$14:.$C$50"/>
            <chart:data-point chart:repeated="37"/>
          </chart:series>
          <chart:series chart:label-cell-address="LinearCurveFit_YouCanChange.$F$12" chart:values-cell-range-address="LinearCurveFit_YouCanChange.$F$14:.$F$50" chart:class="chart:scatter" chart:attached-axis="primary-y" chart:style-name="G0S1">
            <chart:domain table:cell-range-address="LinearCurveFit_YouCanChange.$C$14:.$C$50"/>
            <chart:data-point chart:repeated="37"/>
          </chart:series>
          <chart:series chart:label-cell-address="LinearCurveFit_YouCanChange.$I$12" chart:values-cell-range-address="LinearCurveFit_YouCanChange.$I$14:.$I$50" chart:class="chart:scatter" chart:attached-axis="primary-y" chart:style-name="G0S2">
            <chart:domain table:cell-range-address="LinearCurveFit_YouCanChange.$C$14:.$C$50"/>
            <chart:data-point chart:repeated="3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